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53" style:family="table">
      <style:table-properties style:width="7.0806in" table:align="margins"/>
    </style:style>
    <style:style style:name="Table53.A" style:family="table-column">
      <style:table-column-properties style:column-width="1.7653in" style:rel-column-width="16338*"/>
    </style:style>
    <style:style style:name="Table53.B" style:family="table-column">
      <style:table-column-properties style:column-width="1.5944in" style:rel-column-width="14757*"/>
    </style:style>
    <style:style style:name="Table53.C" style:family="table-column">
      <style:table-column-properties style:column-width="3.7208in" style:rel-column-width="34440*"/>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Footnote">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fo:font-style="italic" style:font-style-asian="italic" style:font-style-complex="italic"/>
    </style:style>
    <style:style style:name="P27" style:family="paragraph" style:parent-style-name="Table_20_Contents">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1"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3" style:family="paragraph" style:parent-style-name="Table_20_Contents">
      <style:text-properties fo:color="#808080" fo:font-size="10pt" style:font-size-asian="10pt" style:font-size-complex="10pt"/>
    </style:style>
    <style:style style:name="P34" style:family="paragraph" style:parent-style-name="Table_20_Contents">
      <style:text-properties fo:color="#808080" fo:font-size="6pt" style:font-size-asian="6pt" style:font-size-complex="6pt"/>
    </style:style>
    <style:style style:name="P35"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39" style:family="paragraph" style:parent-style-name="Table_20_Contents">
      <style:text-properties style:use-window-font-color="true" fo:font-size="10pt" style:font-size-asian="10pt" style:font-size-complex="10pt"/>
    </style:style>
    <style:style style:name="P40" style:family="paragraph" style:parent-style-name="Table_20_Contents">
      <style:text-properties style:use-window-font-color="true" fo:font-size="10pt" fo:font-weight="normal" style:font-size-asian="10pt" style:font-weight-asian="normal" style:font-size-complex="10pt" style:font-weight-complex="normal"/>
    </style:style>
    <style:style style:name="P41" style:family="paragraph" style:parent-style-name="Table_20_Contents">
      <style:text-properties style:use-window-font-color="true" fo:font-size="6pt" style:font-size-asian="6pt" style:font-size-complex="6pt"/>
    </style:style>
    <style:style style:name="P42" style:family="paragraph" style:parent-style-name="Table_20_Contents">
      <style:paragraph-properties fo:text-align="center" style:justify-single-word="false"/>
      <style:text-properties style:font-name="Arial Black" fo:font-size="10pt" style:font-size-asian="10pt" style:font-size-complex="10pt"/>
    </style:style>
    <style:style style:name="P43" style:family="paragraph" style:parent-style-name="Table_20_Contents">
      <style:paragraph-properties fo:text-align="center" style:justify-single-word="false"/>
      <style:text-properties style:font-name="Arial Black" fo:font-size="6pt" style:font-size-asian="6pt" style:font-size-complex="6pt"/>
    </style:style>
    <style:style style:name="P44" style:family="paragraph" style:parent-style-name="Table_20_Contents">
      <style:text-properties fo:font-size="6pt" style:font-size-asian="6pt" style:font-size-complex="6pt"/>
    </style:style>
    <style:style style:name="P45" style:family="paragraph" style:parent-style-name="Code">
      <style:text-properties fo:font-size="12pt" fo:font-weight="bold" style:font-size-asian="12pt" style:font-weight-asian="bold" style:font-size-complex="12pt" style:font-weight-complex="bold"/>
    </style:style>
    <style:style style:name="P46" style:family="paragraph" style:parent-style-name="Code">
      <style:paragraph-properties fo:text-align="justify" style:justify-single-word="false"/>
    </style:style>
    <style:style style:name="P47" style:family="paragraph" style:parent-style-name="Code">
      <style:text-properties style:text-underline-style="solid" style:text-underline-width="auto" style:text-underline-color="font-color" fo:font-weight="bold" style:font-weight-asian="bold" style:font-weight-complex="bold"/>
    </style:style>
    <style:style style:name="P48" style:family="paragraph" style:parent-style-name="Text_20_body">
      <style:paragraph-properties fo:break-before="page"/>
    </style:style>
    <style:style style:name="P49" style:family="paragraph" style:parent-style-name="Heading_20_1">
      <style:paragraph-properties fo:text-align="justify" style:justify-single-word="false"/>
    </style:style>
    <style:style style:name="P50" style:family="paragraph" style:parent-style-name="Heading_20_1">
      <style:paragraph-properties fo:break-before="page"/>
    </style:style>
    <style:style style:name="P51" style:family="paragraph" style:parent-style-name="Code">
      <style:text-properties style:font-name="Times New Roman" fo:font-size="14pt" style:font-name-asian="SimSun" style:font-size-asian="14pt" style:font-name-complex="Mangal" style:font-size-complex="14pt"/>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7.0602in" style:type="right" style:leader-style="dotted" style:leader-text="."/>
        </style:tab-stops>
      </style:paragraph-properties>
    </style:style>
    <style:style style:name="P54" style:family="paragraph" style:parent-style-name="Contents_20_2">
      <style:paragraph-properties>
        <style:tab-stops>
          <style:tab-stop style:position="6.8839in" style:type="right"/>
        </style:tab-stops>
      </style:paragraph-properties>
    </style:style>
    <style:style style:name="P55" style:family="paragraph" style:parent-style-name="Table_20_Contents">
      <style:paragraph-properties fo:text-align="justify" style:justify-single-word="false"/>
      <style:text-properties fo:font-weight="bold" style:font-weight-asian="bold" style:font-weight-complex="bold"/>
    </style:style>
    <style:style style:name="P56" style:family="paragraph" style:parent-style-name="Table_20_Contents">
      <style:paragraph-properties fo:text-align="justify" style:justify-single-word="false"/>
    </style:style>
    <style:style style:name="P57" style:family="paragraph" style:parent-style-name="Table_20_Contents">
      <style:paragraph-properties fo:text-align="justify" style:justify-single-word="false"/>
      <style:text-properties fo:font-weight="normal" style:font-weight-asian="normal" style:font-weight-complex="normal"/>
    </style:style>
    <style:style style:name="P58" style:family="paragraph" style:parent-style-name="Table_20_Contents">
      <style:paragraph-properties fo:text-align="start" style:justify-single-word="false"/>
    </style:style>
    <style:style style:name="P59" style:family="paragraph" style:parent-style-name="Index_20_1">
      <style:paragraph-properties>
        <style:tab-stops>
          <style:tab-stop style:position="7.0807in" style:type="right"/>
        </style:tab-stops>
      </style:paragraph-properties>
    </style:style>
    <style:style style:name="P60" style:family="paragraph" style:parent-style-name="Index_20_Separator">
      <style:paragraph-properties>
        <style:tab-stops/>
      </style:paragraph-properties>
    </style:style>
    <style:style style:name="P61" style:family="paragraph" style:parent-style-name="Text_20_body" style:master-page-name="Standard">
      <style:paragraph-properties style:page-number="auto"/>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paragraph-properties fo:text-align="justify" style:justify-single-word="false"/>
    </style:style>
    <style:style style:name="P65" style:family="paragraph" style:parent-style-name="Text_20_body" style:list-style-name="L3">
      <style:paragraph-properties fo:text-align="justify" style:justify-single-word="false"/>
    </style:style>
    <style:style style:name="P66" style:family="paragraph" style:parent-style-name="Text_20_body" style:list-style-name="L5">
      <style:paragraph-properties fo:text-align="justify" style:justify-single-word="false"/>
    </style:style>
    <style:style style:name="P67" style:family="paragraph" style:parent-style-name="Text_20_body" style:list-style-name="L1">
      <style:paragraph-properties fo:text-align="justify" style:justify-single-word="false"/>
    </style:style>
    <style:style style:name="P68" style:family="paragraph" style:parent-style-name="Text_20_body" style:list-style-name="L8">
      <style:paragraph-properties fo:text-align="justify" style:justify-single-word="false"/>
    </style:style>
    <style:style style:name="P69" style:family="paragraph" style:parent-style-name="Text_20_body" style:list-style-name="L10">
      <style:paragraph-properties fo:text-align="justify" style:justify-single-word="false"/>
    </style:style>
    <style:style style:name="P70" style:family="paragraph" style:parent-style-name="Text_20_body" style:list-style-name="L11">
      <style:paragraph-properties fo:text-align="justify" style:justify-single-word="false"/>
    </style:style>
    <style:style style:name="P71" style:family="paragraph" style:parent-style-name="Text_20_body" style:list-style-name="L13">
      <style:paragraph-properties fo:text-align="justify" style:justify-single-word="false"/>
    </style:style>
    <style:style style:name="P72" style:family="paragraph" style:parent-style-name="Text_20_body" style:list-style-name="L14">
      <style:paragraph-properties fo:text-align="justify" style:justify-single-word="false"/>
    </style:style>
    <style:style style:name="P73" style:family="paragraph" style:parent-style-name="Text_20_body" style:list-style-name="L15">
      <style:paragraph-properties fo:text-align="justify" style:justify-single-word="false"/>
    </style:style>
    <style:style style:name="P74" style:family="paragraph" style:parent-style-name="Text_20_body" style:list-style-name="L16">
      <style:paragraph-properties fo:text-align="justify" style:justify-single-word="false"/>
    </style:style>
    <style:style style:name="P75" style:family="paragraph" style:parent-style-name="Text_20_body" style:list-style-name="L17">
      <style:paragraph-properties fo:text-align="justify" style:justify-single-word="false"/>
    </style:style>
    <style:style style:name="P76" style:family="paragraph" style:parent-style-name="Text_20_body" style:list-style-name="L18">
      <style:paragraph-properties fo:text-align="justify" style:justify-single-word="false"/>
    </style:style>
    <style:style style:name="P77" style:family="paragraph" style:parent-style-name="Text_20_body" style:list-style-name="L19">
      <style:paragraph-properties fo:text-align="justify" style:justify-single-word="false"/>
    </style:style>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9"/>
    <style:style style:name="P83"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16, 2015</text:p>
      <text:p text:style-name="P2">Covering fOOrth version 0.0.3</text:p>
      <text:p text:style-name="P2">Status: Unpublished.</text:p>
      <text:p text:style-name="Text_20_body"/>
      <text:p text:style-name="Text_20_body"/>
      <text:p text:style-name="Text_20_body"/>
      <text:p text:style-name="P48"/>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2">Table of Contents</text:p>
          </text:index-title>
          <text:p text:style-name="P53">The MIT License (MIT).<text:tab/>5</text:p>
          <text:p text:style-name="P53">Introduction<text:tab/>6</text:p>
          <text:p text:style-name="P54">About the name fOOrth<text:tab/>6</text:p>
          <text:p text:style-name="P54">How fOOrth came to be<text:tab/>6</text:p>
          <text:p text:style-name="P54">Goals and Principles<text:tab/>7</text:p>
          <text:p text:style-name="P54">Report Card<text:tab/>8</text:p>
          <text:p text:style-name="P54">Special Note of Thanks<text:tab/>9</text:p>
          <text:p text:style-name="P53">Installation<text:tab/>10</text:p>
          <text:p text:style-name="P54">Ruby<text:tab/>10</text:p>
          <text:p text:style-name="P54">fOOrth<text:tab/>10</text:p>
          <text:p text:style-name="P54">Running fOOrth<text:tab/>11</text:p>
          <text:p text:style-name="P54">Testing<text:tab/>11</text:p>
          <text:p text:style-name="P54">Source Archive<text:tab/>11</text:p>
          <text:p text:style-name="P53">First Steps<text:tab/>12</text:p>
          <text:p text:style-name="P53">The Syntax and Style of fOOrth<text:tab/>14</text:p>
          <text:p text:style-name="P54">Syntax<text:tab/>14</text:p>
          <text:p text:style-name="P54">Spaces<text:tab/>14</text:p>
          <text:p text:style-name="P54">Comments<text:tab/>14</text:p>
          <text:p text:style-name="P54">String Literals<text:tab/>14</text:p>
          <text:p text:style-name="P54">Numeric Literals<text:tab/>15</text:p>
          <text:p text:style-name="P53">A fOOrth Calculator<text:tab/>16</text:p>
          <text:p text:style-name="P54">The Basics<text:tab/>16</text:p>
          <text:p text:style-name="P54">Stack Manipulation<text:tab/>17</text:p>
          <text:p text:style-name="P54">Programming<text:tab/>19</text:p>
          <text:p text:style-name="P54">Control Structures<text:tab/>20</text:p>
          <text:p text:style-name="P54">Data Memory<text:tab/>24</text:p>
          <text:p text:style-name="P53">Data Storage in fOOrth<text:tab/>25</text:p>
          <text:p text:style-name="P54">Typing<text:tab/>25</text:p>
          <text:p text:style-name="P54">Declarations<text:tab/>25</text:p>
          <text:p text:style-name="P54">Scoping<text:tab/>25</text:p>
          <text:p text:style-name="P54">Referencing<text:tab/>26</text:p>
          <text:p text:style-name="P54">Mutation<text:tab/>27</text:p>
          <text:p text:style-name="P53">Cloning Data<text:tab/>29</text:p>
          <text:p text:style-name="P54">Deep vs Shallow Copy<text:tab/>29</text:p>
          <text:p text:style-name="P54">Permissive Copying<text:tab/>31</text:p>
          <text:p text:style-name="P53">Handling Exceptions<text:tab/>32</text:p>
          <text:p text:style-name="P54">The Nature of Exceptions in fOOrth<text:tab/>32</text:p>
          <text:p text:style-name="P54">Handling Errors<text:tab/>32</text:p>
          <text:p text:style-name="P54">Generating Errors<text:tab/>37</text:p>
          <text:p text:style-name="P54">fOOrth Native Exception Codes:<text:tab/>38</text:p>
          <text:p text:style-name="P54">Application Error Codes:<text:tab/>39</text:p>
          <text:p text:style-name="P54">Ruby Mapped Exception Codes:<text:tab/>39</text:p>
          <text:p text:style-name="P53">The Class Tree<text:tab/>45</text:p>
          <text:p text:style-name="P54">A Brief Overview<text:tab/>45</text:p>
          <text:p text:style-name="P53">Method Mapping<text:tab/>47</text:p>
          <text:p text:style-name="P53">Routing<text:tab/>48</text:p>
          <text:p text:style-name="P54">Routing Internals<text:tab/>49</text:p>
          <text:p text:style-name="P53">Array<text:tab/>51</text:p>
          <text:p text:style-name="P54">Array Literals<text:tab/>51</text:p>
          <text:p text:style-name="P54">Class Methods<text:tab/>52</text:p>
          <text:p text:style-name="P54">Instance Methods<text:tab/>53</text:p>
          <text:p text:style-name="P54">See Also<text:tab/>61</text:p>
          <text:p text:style-name="P53">Class<text:tab/>62</text:p>
          <text:p text:style-name="P54">Instance Methods<text:tab/>62</text:p>
          <text:p text:style-name="P54">Commands<text:tab/>63</text:p>
          <text:p text:style-name="P54">See Also<text:tab/>64</text:p>
          <text:p text:style-name="P53">Complex<text:tab/>65</text:p>
          <text:p text:style-name="P54">Complex Literals<text:tab/>65</text:p>
          <text:p text:style-name="P54">Instance Methods<text:tab/>66</text:p>
          <text:p text:style-name="P54">Instance Stubs<text:tab/>66</text:p>
          <text:p text:style-name="P54">See Also<text:tab/>67</text:p>
          <text:p text:style-name="P53">FalseClass<text:tab/>68</text:p>
          <text:p text:style-name="P54">Instance Methods<text:tab/>68</text:p>
          <text:p text:style-name="P54">See Also<text:tab/>69</text:p>
          <text:p text:style-name="P53">Float<text:tab/>70</text:p>
          <text:p text:style-name="P54">Float Literals<text:tab/>70</text:p>
          <text:p text:style-name="P54">See Also<text:tab/>70</text:p>
          <text:p text:style-name="P53">Hash<text:tab/>71</text:p>
          <text:p text:style-name="P54">Hash Literals<text:tab/>71</text:p>
          <text:p text:style-name="P54">Instance Methods<text:tab/>71</text:p>
          <text:p text:style-name="P54">See Also<text:tab/>71</text:p>
          <text:p text:style-name="P53">InStream<text:tab/>72</text:p>
          <text:p text:style-name="P54">Class Methods<text:tab/>72</text:p>
          <text:p text:style-name="P54">Instance Methods<text:tab/>72</text:p>
          <text:p text:style-name="P54">Class Stubs<text:tab/>72</text:p>
          <text:p text:style-name="P54">See Also<text:tab/>72</text:p>
          <text:p text:style-name="P53">Integer<text:tab/>73</text:p>
          <text:p text:style-name="P54">Integer Literals<text:tab/>73</text:p>
          <text:p text:style-name="P54">Instance Methods<text:tab/>73</text:p>
          <text:p text:style-name="P54">See Also<text:tab/>74</text:p>
          <text:p text:style-name="P53">MaxNumeric<text:tab/>75</text:p>
          <text:p text:style-name="P54">MaxNumeric Literals<text:tab/>75</text:p>
          <text:p text:style-name="P54">Instance Methods<text:tab/>75</text:p>
          <text:p text:style-name="P53">MinNumeric<text:tab/>76</text:p>
          <text:p text:style-name="P54"><text:soft-page-break/>Min Numeric Literals<text:tab/>76</text:p>
          <text:p text:style-name="P54">Instance Methods<text:tab/>76</text:p>
          <text:p text:style-name="P53">NilClass<text:tab/>77</text:p>
          <text:p text:style-name="P54">Instance Methods<text:tab/>77</text:p>
          <text:p text:style-name="P54">See Also<text:tab/>78</text:p>
          <text:p text:style-name="P53">Numeric<text:tab/>79</text:p>
          <text:p text:style-name="P54">Instance Methods<text:tab/>79</text:p>
          <text:p text:style-name="P54">See Also<text:tab/>81</text:p>
          <text:p text:style-name="P53">Object<text:tab/>82</text:p>
          <text:p text:style-name="P54">Instance Methods<text:tab/>82</text:p>
          <text:p text:style-name="P54">See Also<text:tab/>91</text:p>
          <text:p text:style-name="P53">OutStream<text:tab/>92</text:p>
          <text:p text:style-name="P54">Class Methods<text:tab/>92</text:p>
          <text:p text:style-name="P54">Instance Methods<text:tab/>92</text:p>
          <text:p text:style-name="P54">Class Stubs<text:tab/>92</text:p>
          <text:p text:style-name="P54">See Also<text:tab/>93</text:p>
          <text:p text:style-name="P53">Procedure<text:tab/>94</text:p>
          <text:p text:style-name="P54">Procedure Literals<text:tab/>94</text:p>
          <text:p text:style-name="P54">Instance Methods<text:tab/>94</text:p>
          <text:p text:style-name="P54">See Also<text:tab/>94</text:p>
          <text:p text:style-name="P53">Queue<text:tab/>95</text:p>
          <text:p text:style-name="P54">Instance Methods<text:tab/>95</text:p>
          <text:p text:style-name="P54">See Also<text:tab/>95</text:p>
          <text:p text:style-name="P53">Rational<text:tab/>96</text:p>
          <text:p text:style-name="P54">Rational Literals<text:tab/>96</text:p>
          <text:p text:style-name="P54">Instance Methods<text:tab/>96</text:p>
          <text:p text:style-name="P54">See Also<text:tab/>97</text:p>
          <text:p text:style-name="P53">Stack<text:tab/>98</text:p>
          <text:p text:style-name="P54">Instance Methods<text:tab/>98</text:p>
          <text:p text:style-name="P54">See Also<text:tab/>98</text:p>
          <text:p text:style-name="P53">String<text:tab/>99</text:p>
          <text:p text:style-name="P54">String Literals<text:tab/>99</text:p>
          <text:p text:style-name="P54">Instance Methods<text:tab/>99</text:p>
          <text:p text:style-name="P54">See Also<text:tab/>100</text:p>
          <text:p text:style-name="P53">Thread<text:tab/>101</text:p>
          <text:p text:style-name="P54">Class Methods<text:tab/>101</text:p>
          <text:p text:style-name="P54">Instance Methods<text:tab/>101</text:p>
          <text:p text:style-name="P54">See Also<text:tab/>101</text:p>
          <text:p text:style-name="P53">TrueClass<text:tab/>102</text:p>
          <text:p text:style-name="P54">See Also<text:tab/>102</text:p>
          <text:p text:style-name="P53">VirtualMachine<text:tab/>103</text:p>
          <text:p text:style-name="P54">Instance Methods<text:tab/>103</text:p>
          <text:p text:style-name="P54">Commands<text:tab/>108</text:p>
          <text:p text:style-name="P54">See Also<text:tab/>109</text:p>
          <text:p text:style-name="P53">Appendix A – Symbol Glossary<text:tab/>110</text:p>
          <text:p text:style-name="P53">Appendix B – Regular Expressions<text:tab/>112</text:p>
          <text:p text:style-name="P53">Edit History:<text:tab/>115</text:p>
        </text:index-body>
      </text:table-of-content>
      <text:p text:style-name="Text_20_body"/>
      <text:h text:style-name="P5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9" text:outline-level="1">Introduction</text:h>
      <text:h text:style-name="Heading_20_2" text:outline-level="2">About the name fOOrth</text:h>
      <text:p text:style-name="Standard"/>
      <text:p text:style-name="P10">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127655474038401988" text:style-name="L1">
        <text:list-item>
          <text:p text:style-name="P62">A Simple, Easy-to-Understand syntax that is none the less, Expressive and Compact:</text:p>
        </text:list-item>
      </text:list>
      <text:list xml:id="list1914917754141811397" text:style-name="L2">
        <text:list-item>
          <text:list>
            <text:list-item>
              <text:p text:style-name="P63">Source code in fOOrth is free-form with no line oriented limitations or rules.</text:p>
            </text:list-item>
            <text:list-item>
              <text:p text:style-name="P63">Support is given to the easy representation of common literal data such as strings, integers, floating point numbers, rational numbers, and complex numbers.</text:p>
            </text:list-item>
          </text:list>
        </text:list-item>
      </text:list>
      <text:list xml:id="list42240820" text:continue-list="list1127655474038401988" text:style-name="L1">
        <text:list-item>
          <text:p text:style-name="P62">Safe Data and Data Structures:</text:p>
        </text:list-item>
      </text:list>
      <text:list xml:id="list6065682701893263322" text:style-name="L3">
        <text:list-item>
          <text:list>
            <text:list-item>
              <text:p text:style-name="P65">Simple, reliable arithmetic. In fOOrth, integer operations never overflow. Rational values can be represented exactly, complex numbers are supported, and conversions between numeric types are simple.</text:p>
            </text:list-item>
            <text:list-item>
              <text:p text:style-name="P65"><text:soft-page-break/>Strings grow as needed without the need to allocate space or worry about overflow.</text:p>
            </text:list-item>
            <text:list-item>
              <text:p text:style-name="P65">Data containers such as arrays and hashes grow as needed. Out of range subscripts cannot access undefined memory regions. </text:p>
            </text:list-item>
          </text:list>
        </text:list-item>
      </text:list>
      <text:list xml:id="list42241764" text:continue-list="list42240820" text:style-name="L1">
        <text:list-item>
          <text:p text:style-name="P62">Message Passing:</text:p>
        </text:list-item>
      </text:list>
      <text:list xml:id="list7550980930784785176" text:style-name="L4">
        <text:list-item>
          <text:list>
            <text:list-item>
              <text:p text:style-name="P78">In fOOrth all actions take the form of messages sent to a receiver.</text:p>
            </text:list-item>
            <text:list-item>
              <text:p text:style-name="P78">The routing of messages is specified by the exact type of the message.</text:p>
            </text:list-item>
            <text:list-item>
              <text:p text:style-name="P78">Message receivers include data items on the stack as well as the virtual machine object associated with the current thread of execution.</text:p>
            </text:list-item>
            <text:list-item>
              <text:p text:style-name="P78">Messages for which no routing specification can be found, generate an error at compile time.</text:p>
            </text:list-item>
          </text:list>
        </text:list-item>
      </text:list>
      <text:list xml:id="list42240255" text:continue-list="list42241764" text:style-name="L1">
        <text:list-item>
          <text:p text:style-name="P62">Object Oriented Design:</text:p>
        </text:list-item>
      </text:list>
      <text:list xml:id="list639670431392112401" text:style-name="L5">
        <text:list-item>
          <text:list>
            <text:list-item>
              <text:p text:style-name="P66">Support class based inheritance, with a non-cyclic (single inheritance) tree derived from a common base Object class.</text:p>
            </text:list-item>
            <text:list-item>
              <text:p text:style-name="P79">Support late binding and polymorphism through message interface compatibility or “duck” typing.</text:p>
            </text:list-item>
          </text:list>
        </text:list-item>
      </text:list>
      <text:list xml:id="list42230362" text:continue-list="list42240255" text:style-name="L1">
        <text:list-item>
          <text:p text:style-name="P62">Meta programming: </text:p>
        </text:list-item>
      </text:list>
      <text:list xml:id="list8555372092203053935" text:style-name="L6">
        <text:list-item>
          <text:list>
            <text:list-item>
              <text:p text:style-name="P80">Support extensible language constructs by making the compiler an accessible part of the system.</text:p>
            </text:list-item>
          </text:list>
        </text:list-item>
      </text:list>
      <text:list xml:id="list42219957" text:continue-list="list42230362" text:style-name="L1">
        <text:list-item>
          <text:p text:style-name="P62">Reliability:</text:p>
        </text:list-item>
      </text:list>
      <text:list xml:id="list437751737673514014" text:style-name="L7">
        <text:list-item>
          <text:list>
            <text:list-item>
              <text:p text:style-name="P81">Errors should be detected as soon as possible. </text:p>
            </text:list-item>
            <text:list-item>
              <text:p text:style-name="P81">Language constructs should not be designed in a way that causes simple coding errors to spin off into infinite loops. </text:p>
            </text:list-item>
          </text:list>
        </text:list-item>
      </text:list>
      <text:list xml:id="list42211855" text:continue-list="list42219957" text:style-name="L1">
        <text:list-item>
          <text:p text:style-name="P67">Building on the host language:</text:p>
        </text:list-item>
      </text:list>
      <text:list xml:id="list527489084506251057" text:style-name="L8">
        <text:list-item>
          <text:list>
            <text:list-item>
              <text:p text:style-name="P6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35295300"/>Thanks<text:alphabetical-index-mark-end text:id="IMark13529530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1859523591488417769" text:style-name="L9">
        <text:list-item>
          <text:p text:style-name="P82">ruby 1.9.3p484 (2013-11-22) [i386-mingw32]</text:p>
        </text:list-item>
        <text:list-item>
          <text:p text:style-name="P82">ruby 2.1.5p273 (2014-11-13 revision 48405) [i386-mingw32]</text:p>
        </text:list-item>
        <text:list-item>
          <text:p text:style-name="P82">Rubinius – to be tested!</text:p>
        </text:list-item>
        <text:list-item>
          <text:p text:style-name="P82">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0">Once fOOrth is installed, there are several options for running the language environment. These are:</text:p>
      <text:p text:style-name="P10"/>
      <text:h text:style-name="Heading_20_3" text:outline-level="3"><text:alphabetical-index-mark-start text:id="IMark135295300"/>Rake<text:alphabetical-index-mark-end text:id="IMark135295300"/>:</text:h>
      <text:p text:style-name="P1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5295300"/>Demo.rb<text:alphabetical-index-mark-end text:id="IMark13529530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35295300"/>Testing<text:alphabetical-index-mark-end text:id="IMark135295300"/></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2" text:outline-level="2">Source <text:alphabetical-index-mark-start text:id="IMark135295300"/>Archive<text:alphabetical-index-mark-end text:id="IMark135295300"/></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2">Tokens</text:p>
          </table:table-cell>
          <table:table-cell table:style-name="Table1.A1" office:value-type="string">
            <text:p text:style-name="P13">4</text:p>
          </table:table-cell>
          <table:table-cell table:style-name="Table1.A1" office:value-type="string">
            <text:p text:style-name="P13">5</text:p>
          </table:table-cell>
          <table:table-cell table:style-name="Table1.A1" office:value-type="string">
            <text:p text:style-name="P13">+</text:p>
          </table:table-cell>
          <table:table-cell table:style-name="Table1.E1" office:value-type="string">
            <text:p text:style-name="P13">.</text:p>
          </table:table-cell>
        </table:table-row>
        <table:table-row>
          <table:table-cell table:style-name="Table1.A2" office:value-type="string">
            <text:p text:style-name="P12">Output</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9'</text:p>
          </table:table-cell>
        </table:table-row>
        <table:table-row>
          <table:table-cell table:style-name="Table1.A3" table:number-rows-spanned="2" office:value-type="string">
            <text:p text:style-name="P12">Data Stack</text:p>
          </table:table-cell>
          <table:table-cell table:style-name="Table1.A2" office:value-type="string">
            <text:p text:style-name="P12">4</text:p>
          </table:table-cell>
          <table:table-cell table:style-name="Table1.A2" office:value-type="string">
            <text:p text:style-name="P12">5</text:p>
          </table:table-cell>
          <table:table-cell table:style-name="Table1.A2" office:value-type="string">
            <text:p text:style-name="P12">9</text:p>
          </table:table-cell>
          <table:table-cell table:style-name="Table1.E2" office:value-type="string">
            <text:p text:style-name="P12"/>
          </table:table-cell>
        </table:table-row>
        <table:table-row>
          <table:covered-table-cell/>
          <table:table-cell table:style-name="Table1.A2" office:value-type="string">
            <text:p text:style-name="P12"/>
          </table:table-cell>
          <table:table-cell table:style-name="Table1.A2" office:value-type="string">
            <text:p text:style-name="P12">4</text:p>
          </table:table-cell>
          <table:table-cell table:style-name="Table1.A2" office:value-type="string">
            <text:p text:style-name="P12"/>
          </table:table-cell>
          <table:table-cell table:style-name="Table1.E2" office:value-type="string">
            <text:p text:style-name="P12"/>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2">Infix</text:p>
          </table:table-cell>
          <table:table-cell table:style-name="Table2.A1" office:value-type="string">
            <text:p text:style-name="P12">Postfix</text:p>
          </table:table-cell>
          <table:table-cell table:style-name="Table2.C1" office:value-type="string">
            <text:p text:style-name="P12">Result</text:p>
          </table:table-cell>
        </table:table-row>
        <table:table-row>
          <table:table-cell table:style-name="Table2.A2" office:value-type="string">
            <text:p text:style-name="P12">2+3*4</text:p>
          </table:table-cell>
          <table:table-cell table:style-name="Table2.A2" office:value-type="string">
            <text:p text:style-name="P12">2 3 4 * +</text:p>
          </table:table-cell>
          <table:table-cell table:style-name="Table2.C2" office:value-type="string">
            <text:p text:style-name="P12">14</text:p>
          </table:table-cell>
        </table:table-row>
        <table:table-row>
          <table:table-cell table:style-name="Table2.A2" office:value-type="string">
            <text:p text:style-name="P12">(2+3)*4</text:p>
          </table:table-cell>
          <table:table-cell table:style-name="Table2.A2" office:value-type="string">
            <text:p text:style-name="P12">2 3 + 4 *</text:p>
          </table:table-cell>
          <table:table-cell table:style-name="Table2.C2" office:value-type="string">
            <text:p text:style-name="P12">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2">Language</text:p>
            <text:p text:style-name="P12">Tokens</text:p>
          </table:table-cell>
          <table:table-cell table:style-name="Table3.B1" table:number-columns-spanned="2" office:value-type="string">
            <text:p text:style-name="P12">Abstract Pseudo-Code Generated</text:p>
          </table:table-cell>
          <table:covered-table-cell/>
        </table:table-row>
        <table:table-row>
          <table:covered-table-cell/>
          <table:table-cell table:style-name="Table3.B2" office:value-type="string">
            <text:p text:style-name="P12">FORTH</text:p>
          </table:table-cell>
          <table:table-cell table:style-name="Table3.C2" office:value-type="string">
            <text:p text:style-name="P12">fOOrth</text:p>
          </table:table-cell>
        </table:table-row>
        <table:table-row>
          <table:table-cell table:style-name="Table3.B2" office:value-type="string">
            <text:p text:style-name="P13">4</text:p>
          </table:table-cell>
          <table:table-cell table:style-name="Table3.B2" office:value-type="string">
            <text:p text:style-name="P12">Push_integer 4</text:p>
          </table:table-cell>
          <table:table-cell table:style-name="Table3.C2" office:value-type="string">
            <text:p text:style-name="P12">Push_integer 4</text:p>
          </table:table-cell>
        </table:table-row>
        <table:table-row>
          <table:table-cell table:style-name="Table3.B2" office:value-type="string">
            <text:p text:style-name="P13">5</text:p>
          </table:table-cell>
          <table:table-cell table:style-name="Table3.B2" office:value-type="string">
            <text:p text:style-name="P12">Push_integer 5</text:p>
          </table:table-cell>
          <table:table-cell table:style-name="Table3.C2" office:value-type="string">
            <text:p text:style-name="P12">Push_integer 5</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T<text:span text:style-name="T6">2</text:span> = Pop_integer</text:p>
            <text:p text:style-name="P12">T<text:span text:style-name="T6">3 </text:span>= Add_integers T<text:span text:style-name="T6">2 </text:span>,T<text:span text:style-name="T6">1</text:span></text:p>
            <text:p text:style-name="P12">Push_integer T<text:span text:style-name="T6">3</text:span></text:p>
          </table:table-cell>
          <table:table-cell table:style-name="Table3.C2" office:value-type="string">
            <text:p text:style-name="P12">T<text:span text:style-name="T6">1</text:span> = Pop_object</text:p>
            <text:p text:style-name="P12">T<text:span text:style-name="T6">2</text:span> = Pop_object</text:p>
            <text:p text:style-name="P12">T<text:span text:style-name="T6">3</text:span> = T<text:span text:style-name="T6">2</text:span>.Add(T<text:span text:style-name="T6">1</text:span>)</text:p>
            <text:p text:style-name="P12">Push_object T<text:span text:style-name="T6">3</text:span></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Print_integer T<text:span text:style-name="T6">1</text:span></text:p>
          </table:table-cell>
          <table:table-cell table:style-name="Table3.C2" office:value-type="string">
            <text:p text:style-name="P12">T<text:span text:style-name="T6">1</text:span> = Pop_object</text:p>
            <text:p text:style-name="P12">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6"><text:alphabetical-index-mark-start text:id="IMark125252600"/>drop<text:alphabetical-index-mark-end text:id="IMark12525260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6">&gt;</text:p>
          </table:table-cell>
        </table:table-row>
        <table:table-row table:style-name="Table54.1">
          <table:table-cell table:style-name="Table54.A2" office:value-type="string">
            <text:p text:style-name="P16"><text:alphabetical-index-mark-start text:id="IMark125252600"/>dup<text:alphabetical-index-mark-end text:id="IMark12525260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6">&gt;</text:p>
          </table:table-cell>
        </table:table-row>
        <table:table-row table:style-name="Table54.1">
          <table:table-cell table:style-name="Table54.A2" office:value-type="string">
            <text:p text:style-name="P16"><text:alphabetical-index-mark-start text:id="IMark125252600"/>nip<text:alphabetical-index-mark-end text:id="IMark12525260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6">&gt;</text:p>
          </table:table-cell>
        </table:table-row>
        <table:table-row table:style-name="Table54.1">
          <table:table-cell table:style-name="Table54.A2" office:value-type="string">
            <text:p text:style-name="P16"><text:alphabetical-index-mark-start text:id="IMark125252600"/>over<text:alphabetical-index-mark-end text:id="IMark12525260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6"><text:alphabetical-index-mark-start text:id="IMark125252600"/>pick<text:alphabetical-index-mark-end text:id="IMark12525260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25252600"/>swap<text:alphabetical-index-mark-end text:id="IMark12525260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6">&gt;</text:p>
          </table:table-cell>
        </table:table-row>
        <table:table-row table:style-name="Table54.1">
          <table:table-cell table:style-name="Table54.A2" office:value-type="string">
            <text:p text:style-name="P16"><text:alphabetical-index-mark-start text:id="IMark125252600"/>tuck<text:alphabetical-index-mark-end text:id="IMark12525260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963078723018523032" text:style-name="L10">
        <text:list-item>
          <text:p text:style-name="P69">To store return addresses for word calls. In fOOrth this is handled by the Ruby virtual machine.</text:p>
        </text:list-item>
        <text:list-item>
          <text:p text:style-name="P69">To store context for control structures. In fOOrth the context mechanism provides for a far richer and more reliable set of control, compile, and data structures.</text:p>
        </text:list-item>
        <text:list-item>
          <text:p text:style-name="P6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5254664"/>if<text:alphabetical-index-mark-end text:id="IMark125254664"/>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25254664"/>else<text:alphabetical-index-mark-end text:id="IMark125254664"/>” and “<text:alphabetical-index-mark-start text:id="IMark125252264"/>then<text:alphabetical-index-mark-end text:id="IMark125252264"/>”.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25252264"/>switch<text:alphabetical-index-mark-end text:id="IMark125252264"/>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25252264"/>do<text:alphabetical-index-mark-end text:id="IMark125252264"/>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25252264"/>loop<text:alphabetical-index-mark-end text:id="IMark125252264"/>” commands mark the boundaries of the loop; The “<text:alphabetical-index-mark-start text:id="IMark125254664"/>i<text:alphabetical-index-mark-end text:id="IMark125254664"/>” command is used to retrieve the current loop counter value. For nested loops, the “<text:alphabetical-index-mark-start text:id="IMark125253752"/>j<text:alphabetical-index-mark-end text:id="IMark125253752"/>” command retrieves the value of the outer loops counter value. <text:s/>By default, the “loop” command adds one to the loop value. For more flexible looping, the “<text:alphabetical-index-mark-start text:id="IMark125252216"/>+loop<text:alphabetical-index-mark-end text:id="IMark1252522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25252216"/>-i<text:alphabetical-index-mark-end text:id="IMark125252216"/> and <text:alphabetical-index-mark-start text:id="IMark125253752"/>-j<text:alphabetical-index-mark-end text:id="IMark12525375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25253752"/>begin<text:alphabetical-index-mark-end text:id="IMark125253752"/>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2574884831130343676" text:style-name="L11">
        <text:list-item>
          <text:p text:style-name="P70">begin … <text:alphabetical-index-mark-start text:id="IMark125254664"/>until<text:alphabetical-index-mark-end text:id="IMark125254664"/> – loops until the top of stack is true.</text:p>
        </text:list-item>
        <text:list-item>
          <text:p text:style-name="P70">begin … <text:alphabetical-index-mark-start text:id="IMark125253752"/>again<text:alphabetical-index-mark-end text:id="IMark125253752"/> – loops indefinitely </text:p>
        </text:list-item>
        <text:list-item>
          <text:p text:style-name="P70">begin … <text:alphabetical-index-mark-start text:id="IMark125254664"/>repeat<text:alphabetical-index-mark-end text:id="IMark12525466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25254664"/>Typing<text:alphabetical-index-mark-end text:id="IMark12525466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25254664"/>Duck Typing<text:alphabetical-index-mark-end text:id="IMark12525466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5254664"/>Declarations<text:alphabetical-index-mark-end text:id="IMark12525466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25254664"/>Scoping<text:alphabetical-index-mark-end text:id="IMark12525466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25254664"/><text:span text:style-name="T7">val:</text:span><text:alphabetical-index-mark-end text:id="IMark125254664"/> and <text:alphabetical-index-mark-start text:id="IMark125252216"/><text:span text:style-name="T7">var:</text:span><text:alphabetical-index-mark-end text:id="IMark125252216"/></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25252216"/><text:span text:style-name="T7">.init</text:span><text:alphabetical-index-mark-end text:id="IMark125252216"/> method being the most popular since it is called to initialize a new instance of the object.</text:p>
      <text:p text:style-name="P3">Methods: <text:alphabetical-index-mark-start text:id="IMark125252216"/><text:span text:style-name="T7">val@:</text:span><text:alphabetical-index-mark-end text:id="IMark125252216"/> and <text:alphabetical-index-mark-start text:id="IMark125254664"/><text:span text:style-name="T7">var@:</text:span><text:alphabetical-index-mark-end text:id="IMark12525466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25254664"/><text:span text:style-name="T7">val#:</text:span><text:alphabetical-index-mark-end text:id="IMark125254664"/> and <text:alphabetical-index-mark-start text:id="IMark125252216"/><text:span text:style-name="T7">var#:</text:span><text:alphabetical-index-mark-end text:id="IMark125252216"/></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25252216"/><text:span text:style-name="T7">val$:</text:span><text:alphabetical-index-mark-end text:id="IMark125252216"/> and <text:alphabetical-index-mark-start text:id="IMark125254664"/><text:span text:style-name="T7">var$:</text:span><text:alphabetical-index-mark-end text:id="IMark125254664"/></text:p>
      <text:p text:style-name="P3">Regex for valid local variable names: <text:span text:style-name="T7">/^\$[a-z][a-z0-9_]*$/</text:span></text:p>
      <text:p text:style-name="Text_20_body">Notes:</text:p>
      <text:p text:style-name="Text_20_body"/>
      <text:h text:style-name="Heading_20_2" text:outline-level="2"><text:alphabetical-index-mark-start text:id="IMark125254664"/>Referencing<text:alphabetical-index-mark-end text:id="IMark12525466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6">Task</text:p>
          </table:table-cell>
          <table:table-cell table:style-name="Table56.A1" office:value-type="string">
            <text:p text:style-name="P26">var</text:p>
          </table:table-cell>
          <table:table-cell table:style-name="Table56.C1" office:value-type="string">
            <text:p text:style-name="P26">val</text:p>
          </table:table-cell>
        </table:table-row>
        <table:table-row>
          <table:table-cell table:style-name="Table56.A2" office:value-type="string">
            <text:p text:style-name="P16">Sample Declarations</text:p>
          </table:table-cell>
          <table:table-cell table:style-name="Table56.A2" office:value-type="string">
            <text:p text:style-name="P12">0 var: score</text:p>
          </table:table-cell>
          <table:table-cell table:style-name="Table56.C2" office:value-type="string">
            <text:p text:style-name="P12">10 val: max_score</text:p>
          </table:table-cell>
        </table:table-row>
        <table:table-row>
          <table:table-cell table:style-name="Table56.A3" office:value-type="string">
            <text:p text:style-name="P16">Just what is being declared?</text:p>
          </table:table-cell>
          <table:table-cell table:style-name="Table56.A2" office:value-type="string">
            <text:p text:style-name="P25">A method (called score) that pushes a reference to the value onto the stack.</text:p>
          </table:table-cell>
          <table:table-cell table:style-name="Table56.C2" office:value-type="string">
            <text:p text:style-name="P25">A method (called max_score) that pushes the value onto the stack.</text:p>
          </table:table-cell>
        </table:table-row>
        <table:table-row>
          <table:table-cell table:style-name="Table56.A2" office:value-type="string">
            <text:p text:style-name="P16">Retrieve the value of the variable.</text:p>
          </table:table-cell>
          <table:table-cell table:style-name="Table56.A2" office:value-type="string">
            <text:p text:style-name="P12">score @</text:p>
          </table:table-cell>
          <table:table-cell table:style-name="Table56.C2" office:value-type="string">
            <text:p text:style-name="P12">max_score </text:p>
          </table:table-cell>
        </table:table-row>
        <table:table-row>
          <table:table-cell table:style-name="Table56.A2" office:value-type="string">
            <text:p text:style-name="P16">Update the value of the variable.</text:p>
          </table:table-cell>
          <table:table-cell table:style-name="Table56.A2" office:value-type="string">
            <text:p text:style-name="P12">1 score !</text:p>
          </table:table-cell>
          <table:table-cell table:style-name="Table56.C2" office:value-type="string">
            <text:p text:style-name="P12">--<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6">Get a reference to the variable.</text:p>
          </table:table-cell>
          <table:table-cell table:style-name="Table56.A2" office:value-type="string">
            <text:p text:style-name="P12">score</text:p>
          </table:table-cell>
          <table:table-cell table:style-name="Table56.C2" office:value-type="string">
            <text:p text:style-name="P12">--<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25254664"/>Mutation<text:alphabetical-index-mark-end text:id="IMark12525466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3">Method</text:p>
          </table:table-cell>
          <table:table-cell table:style-name="Table57.B1" office:value-type="string">
            <text:p text:style-name="P13">Stack Before</text:p>
          </table:table-cell>
          <table:table-cell table:style-name="Table57.B1" office:value-type="string">
            <text:p text:style-name="P13">Stack After</text:p>
          </table:table-cell>
          <table:table-cell table:style-name="Table57.A1" office:value-type="string">
            <text:p text:style-name="P15">Description</text:p>
          </table:table-cell>
          <table:table-cell table:style-name="Table57.A1" office:value-type="string">
            <text:p text:style-name="P13">Time Used</text:p>
          </table:table-cell>
          <table:table-cell table:style-name="Table57.F1" office:value-type="string">
            <text:p text:style-name="P13">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6">Duplicate the data without any copying.</text:p>
          </table:table-cell>
          <table:table-cell table:style-name="Table57.A2" office:value-type="string">
            <text:p text:style-name="P12">Least</text:p>
          </table:table-cell>
          <table:table-cell table:style-name="Table57.F2" office:value-type="string">
            <text:p text:style-name="P12">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6">Duplicate the data with a shallow copy.</text:p>
          </table:table-cell>
          <table:table-cell table:style-name="Table57.E3" table:number-rows-spanned="2" office:value-type="string">
            <text:p text:style-name="P12">Moderate</text:p>
          </table:table-cell>
          <table:table-cell table:style-name="Table57.F3" table:number-rows-spanned="2" office:value-type="string">
            <text:p text:style-name="P12">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6">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6">Duplicate the data with a deep copy.</text:p>
          </table:table-cell>
          <table:table-cell table:style-name="Table57.E3" table:number-rows-spanned="2" office:value-type="string">
            <text:p text:style-name="P12">Most</text:p>
          </table:table-cell>
          <table:table-cell table:style-name="Table57.F3" table:number-rows-spanned="2" office:value-type="string">
            <text:p text:style-name="P12">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6">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8859483615161027616" text:style-name="L12">
        <text:list-item>
          <text:p text:style-name="P83">No Copying</text:p>
        </text:list-item>
        <text:list-item>
          <text:p text:style-name="P83">Shallow Copying</text:p>
        </text:list-item>
        <text:list-item>
          <text:p text:style-name="P83">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25254664"/>try<text:alphabetical-index-mark-end text:id="IMark125254664"/> block</text:h>
      <text:p text:style-name="P3">The bare basics of an exception handled code block is:</text:p>
      <text:p text:style-name="Code"/>
      <text:p text:style-name="Code">try (dangerous code here) <text:alphabetical-index-mark-start text:id="IMark125254664"/>catch<text:alphabetical-index-mark-end text:id="IMark125254664"/>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25254664"/>?"<text:alphabetical-index-mark-end text:id="IMark12525466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25254664"/>bounce<text:alphabetical-index-mark-end text:id="IMark125254664"/>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25254664"/>bounce<text:alphabetical-index-mark-end text:id="IMark125254664"/>”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25254664"/>finally<text:alphabetical-index-mark-end text:id="IMark125254664"/>”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25254664"/>try<text:alphabetical-index-mark-end text:id="IMark125254664"/></text:p>
      <text:p text:style-name="Code"><text:s text:c="2"/>(dangerous code)</text:p>
      <text:p text:style-name="Code">(optional) <text:alphabetical-index-mark-start text:id="IMark125254664"/>catch<text:alphabetical-index-mark-end text:id="IMark125254664"/></text:p>
      <text:p text:style-name="Code"><text:s text:c="2"/>(exception handler with optional <text:alphabetical-index-mark-start text:id="IMark125254664"/>?"<text:alphabetical-index-mark-end text:id="IMark125254664"/>Exx" and <text:alphabetical-index-mark-start text:id="IMark240387216"/>bounce<text:alphabetical-index-mark-end text:id="IMark240387216"/>)</text:p>
      <text:p text:style-name="Code">(optional) <text:alphabetical-index-mark-start text:id="IMark240387216"/>finally<text:alphabetical-index-mark-end text:id="IMark240387216"/></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40387216"/>throw"<text:alphabetical-index-mark-end text:id="IMark240387216"/>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40387216"/>.throw<text:alphabetical-index-mark-end text:id="IMark24038721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8">Code</text:p>
            </table:table-cell>
            <table:covered-table-cell/>
            <table:covered-table-cell/>
            <table:table-cell table:style-name="Table21.D1" office:value-type="string">
              <text:p text:style-name="P27">Description</text:p>
            </table:table-cell>
          </table:table-row>
        </table:table-header-rows>
        <table:table-row table:style-name="Table21.1">
          <table:table-cell table:style-name="Table21.A2" office:value-type="string">
            <text:p text:style-name="P30">F</text:p>
          </table:table-cell>
          <table:table-cell table:style-name="Table21.A2" office:value-type="string">
            <text:p text:style-name="P30"/>
          </table:table-cell>
          <table:table-cell table:style-name="Table21.A2" office:value-type="string">
            <text:p text:style-name="P30"/>
          </table:table-cell>
          <table:table-cell table:style-name="Table21.D2" office:value-type="string">
            <text:p text:style-name="P33">Generic fOOrth Native Exception Code for All Errors.</text:p>
          </table:table-cell>
        </table:table-row>
        <table:table-row table:style-name="Table21.1">
          <table:table-cell table:style-name="Table21.A2" office:value-type="string">
            <text:p text:style-name="P32"/>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4"/>
          </table:table-cell>
        </table:table-row>
        <table:table-row table:style-name="Table21.1">
          <table:table-cell table:style-name="Table21.A2" office:value-type="string">
            <text:p text:style-name="P30">F</text:p>
          </table:table-cell>
          <table:table-cell table:style-name="Table21.A2" office:value-type="string">
            <text:p text:style-name="P30">1</text:p>
          </table:table-cell>
          <table:table-cell table:style-name="Table21.A2" office:value-type="string">
            <text:p text:style-name="P30"/>
          </table:table-cell>
          <table:table-cell table:style-name="Table21.D2" office:value-type="string">
            <text:p text:style-name="P33">Compile Time Errors.</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2" office:value-type="string">
            <text:p text:style-name="P42">0</text:p>
          </table:table-cell>
          <table:table-cell table:style-name="Table21.D2" office:value-type="string">
            <text:p text:style-name="P24">Syntax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2" office:value-type="string">
            <text:p text:style-name="P42">1</text:p>
          </table:table-cell>
          <table:table-cell table:style-name="Table21.D2" office:value-type="string">
            <text:p text:style-name="P24">Specification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2" office:value-type="string">
            <text:p text:style-name="P42">2</text:p>
          </table:table-cell>
          <table:table-cell table:style-name="Table21.D2" office:value-type="string">
            <text:p text:style-name="P24">Control Structure Nesting Error</text:p>
          </table:table-cell>
        </table:table-row>
        <table:table-row table:style-name="Table21.1">
          <table:table-cell table:style-name="Table21.A2" office:value-type="string">
            <text:p text:style-name="P35">F</text:p>
          </table:table-cell>
          <table:table-cell table:style-name="Table21.A2" office:value-type="string">
            <text:p text:style-name="P35">1</text:p>
          </table:table-cell>
          <table:table-cell table:style-name="Table21.A1" office:value-type="string">
            <text:p text:style-name="P35">3</text:p>
          </table:table-cell>
          <table:table-cell table:style-name="Table21.D2" office:value-type="string">
            <text:p text:style-name="P39">Invalid Operation for Target.</text:p>
          </table:table-cell>
        </table:table-row>
        <table:table-row table:style-name="Table21.1">
          <table:table-cell table:style-name="Table21.A2" office:value-type="string">
            <text:p text:style-name="P37"/>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41"/>
          </table:table-cell>
        </table:table-row>
        <table:table-row table:style-name="Table21.1">
          <table:table-cell table:style-name="Table21.A2" office:value-type="string">
            <text:p text:style-name="P30">F</text:p>
          </table:table-cell>
          <table:table-cell table:style-name="Table21.A2" office:value-type="string">
            <text:p text:style-name="P30">2</text:p>
          </table:table-cell>
          <table:table-cell table:style-name="Table21.A2" office:value-type="string">
            <text:p text:style-name="P30"/>
          </table:table-cell>
          <table:table-cell table:style-name="Table21.D2" office:value-type="string">
            <text:p text:style-name="P33">Message Passing Errors</text:p>
          </table:table-cell>
        </table:table-row>
        <table:table-row table:style-name="Table21.1">
          <table:table-cell table:style-name="Table21.A2" office:value-type="string">
            <text:p text:style-name="P42">F</text:p>
          </table:table-cell>
          <table:table-cell table:style-name="Table21.A2" office:value-type="string">
            <text:p text:style-name="P42">2</text:p>
          </table:table-cell>
          <table:table-cell table:style-name="Table21.A2" office:value-type="string">
            <text:p text:style-name="P42">0</text:p>
          </table:table-cell>
          <table:table-cell table:style-name="Table21.D2" office:value-type="string">
            <text:p text:style-name="P24">Message Not Understood by the Receiver.</text:p>
          </table:table-cell>
        </table:table-row>
        <table:table-row table:style-name="Table21.1">
          <table:table-cell table:style-name="Table21.A2" office:value-type="string">
            <text:p text:style-name="P42">F</text:p>
          </table:table-cell>
          <table:table-cell table:style-name="Table21.A2" office:value-type="string">
            <text:p text:style-name="P42">2</text:p>
          </table:table-cell>
          <table:table-cell table:style-name="Table21.A2" office:value-type="string">
            <text:p text:style-name="P42">1</text:p>
          </table:table-cell>
          <table:table-cell table:style-name="Table21.D2" office:value-type="string">
            <text:p text:style-name="P24">Control Structure is Not Supported by the Receiver.</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30">F</text:p>
          </table:table-cell>
          <table:table-cell table:style-name="Table21.A2" office:value-type="string">
            <text:p text:style-name="P30">3</text:p>
          </table:table-cell>
          <table:table-cell table:style-name="Table21.A2" office:value-type="string">
            <text:p text:style-name="P30"/>
          </table:table-cell>
          <table:table-cell table:style-name="Table21.D2" office:value-type="string">
            <text:p text:style-name="P33">Data Underflow Errors</text:p>
          </table:table-cell>
        </table:table-row>
        <table:table-row table:style-name="Table21.1">
          <table:table-cell table:style-name="Table21.A2" office:value-type="string">
            <text:p text:style-name="P42">F</text:p>
          </table:table-cell>
          <table:table-cell table:style-name="Table21.A2" office:value-type="string">
            <text:p text:style-name="P42">3</text:p>
          </table:table-cell>
          <table:table-cell table:style-name="Table21.A2" office:value-type="string">
            <text:p text:style-name="P42">0</text:p>
          </table:table-cell>
          <table:table-cell table:style-name="Table21.D2" office:value-type="string">
            <text:p text:style-name="P24">Virtual Machine Data Stack Underflow</text:p>
          </table:table-cell>
        </table:table-row>
        <table:table-row table:style-name="Table21.1">
          <table:table-cell table:style-name="Table21.A2" office:value-type="string">
            <text:p text:style-name="P42">F</text:p>
          </table:table-cell>
          <table:table-cell table:style-name="Table21.A2" office:value-type="string">
            <text:p text:style-name="P42">3</text:p>
          </table:table-cell>
          <table:table-cell table:style-name="Table21.A2" office:value-type="string">
            <text:p text:style-name="P42">1</text:p>
          </table:table-cell>
          <table:table-cell table:style-name="Table21.D2" office:value-type="string">
            <text:p text:style-name="P24">Stack/Queue Underflow</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42">F</text:p>
          </table:table-cell>
          <table:table-cell table:style-name="Table21.A2" office:value-type="string">
            <text:p text:style-name="P42">4</text:p>
          </table:table-cell>
          <table:table-cell table:style-name="Table21.A2" office:value-type="string">
            <text:p text:style-name="P42">0</text:p>
          </table:table-cell>
          <table:table-cell table:style-name="Table21.D2" office:value-type="string">
            <text:p text:style-name="P24">Data Conversion Error</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30">F</text:p>
          </table:table-cell>
          <table:table-cell table:style-name="Table21.A2" office:value-type="string">
            <text:p text:style-name="P30">5</text:p>
          </table:table-cell>
          <table:table-cell table:style-name="Table21.A2" office:value-type="string">
            <text:p text:style-name="P30"/>
          </table:table-cell>
          <table:table-cell table:style-name="Table21.D2" office:value-type="string">
            <text:p text:style-name="P33">I/O Errors</text:p>
          </table:table-cell>
        </table:table-row>
        <table:table-row table:style-name="Table21.1">
          <table:table-cell table:style-name="Table21.A2" office:value-type="string">
            <text:p text:style-name="P42">F</text:p>
          </table:table-cell>
          <table:table-cell table:style-name="Table21.A2" office:value-type="string">
            <text:p text:style-name="P42">5</text:p>
          </table:table-cell>
          <table:table-cell table:style-name="Table21.A2" office:value-type="string">
            <text:p text:style-name="P42">0</text:p>
          </table:table-cell>
          <table:table-cell table:style-name="Table21.D2" office:value-type="string">
            <text:p text:style-name="P24">Error Opening a File for Reading</text:p>
          </table:table-cell>
        </table:table-row>
        <table:table-row table:style-name="Table21.1">
          <table:table-cell table:style-name="Table21.A2" office:value-type="string">
            <text:p text:style-name="P42">F</text:p>
          </table:table-cell>
          <table:table-cell table:style-name="Table21.A2" office:value-type="string">
            <text:p text:style-name="P42">5</text:p>
          </table:table-cell>
          <table:table-cell table:style-name="Table21.A2" office:value-type="string">
            <text:p text:style-name="P42">1</text:p>
          </table:table-cell>
          <table:table-cell table:style-name="Table21.D2" office:value-type="string">
            <text:p text:style-name="P24">Error Opening a File for Writing</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30">F</text:p>
          </table:table-cell>
          <table:table-cell table:style-name="Table21.A2" office:value-type="string">
            <text:p text:style-name="P30">6</text:p>
          </table:table-cell>
          <table:table-cell table:style-name="Table21.A2" office:value-type="string">
            <text:p text:style-name="P30"/>
          </table:table-cell>
          <table:table-cell table:style-name="Table21.D2" office:value-type="string">
            <text:p text:style-name="P33">Thread Errors</text:p>
          </table:table-cell>
        </table:table-row>
        <table:table-row table:style-name="Table21.1">
          <table:table-cell table:style-name="Table21.A2" office:value-type="string">
            <text:p text:style-name="P42">F</text:p>
          </table:table-cell>
          <table:table-cell table:style-name="Table21.A2" office:value-type="string">
            <text:p text:style-name="P42">6</text:p>
          </table:table-cell>
          <table:table-cell table:style-name="Table21.A2" office:value-type="string">
            <text:p text:style-name="P42">0</text:p>
          </table:table-cell>
          <table:table-cell table:style-name="Table21.D2" office:value-type="string">
            <text:p text:style-name="P24">Duplicate Virtual Machines</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4"/>
          </table:table-cell>
        </table:table-row>
        <table:table-row table:style-name="Table21.1">
          <table:table-cell table:style-name="Table21.A2" office:value-type="string">
            <text:p text:style-name="P35">F</text:p>
          </table:table-cell>
          <table:table-cell table:style-name="Table21.A2" office:value-type="string">
            <text:p text:style-name="P35">9</text:p>
          </table:table-cell>
          <table:table-cell table:style-name="Table21.A2" office:value-type="string">
            <text:p text:style-name="P35">0</text:p>
          </table:table-cell>
          <table:table-cell table:style-name="Table21.D2" office:value-type="string">
            <text:p text:style-name="P39">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8">Code</text:p>
            </table:table-cell>
            <table:covered-table-cell/>
            <table:covered-table-cell/>
            <table:table-cell table:style-name="Table22.D1" office:value-type="string">
              <text:p text:style-name="P27">Description</text:p>
            </table:table-cell>
          </table:table-row>
        </table:table-header-rows>
        <table:table-row table:style-name="Table22.1">
          <table:table-cell table:style-name="Table22.A2" office:value-type="string">
            <text:p text:style-name="P35">A</text:p>
          </table:table-cell>
          <table:table-cell table:style-name="Table22.A2" office:value-type="string">
            <text:p text:style-name="P35"/>
          </table:table-cell>
          <table:table-cell table:style-name="Table22.A2" office:value-type="string">
            <text:p text:style-name="P35"/>
          </table:table-cell>
          <table:table-cell table:style-name="Table22.D2" office:value-type="string">
            <text:p text:style-name="P39">Generic Application Errors.</text:p>
          </table:table-cell>
        </table:table-row>
        <table:table-row table:style-name="Table22.1">
          <table:table-cell table:style-name="Table22.A2" office:value-type="string">
            <text:p text:style-name="P35">C</text:p>
          </table:table-cell>
          <table:table-cell table:style-name="Table22.A2" office:value-type="string">
            <text:p text:style-name="P35"/>
          </table:table-cell>
          <table:table-cell table:style-name="Table22.A2" office:value-type="string">
            <text:p text:style-name="P35"/>
          </table:table-cell>
          <table:table-cell table:style-name="Table22.D2" office:value-type="string">
            <text:p text:style-name="P39">Communication Errors.</text:p>
          </table:table-cell>
        </table:table-row>
        <table:table-row table:style-name="Table22.1">
          <table:table-cell table:style-name="Table22.A2" office:value-type="string">
            <text:p text:style-name="P35">D</text:p>
          </table:table-cell>
          <table:table-cell table:style-name="Table22.A2" office:value-type="string">
            <text:p text:style-name="P35"/>
          </table:table-cell>
          <table:table-cell table:style-name="Table22.A2" office:value-type="string">
            <text:p text:style-name="P35"/>
          </table:table-cell>
          <table:table-cell table:style-name="Table22.D2" office:value-type="string">
            <text:p text:style-name="P39">Database Errors.</text:p>
          </table:table-cell>
        </table:table-row>
        <table:table-row table:style-name="Table22.1">
          <table:table-cell table:style-name="Table22.A2" office:value-type="string">
            <text:p text:style-name="P35">E</text:p>
          </table:table-cell>
          <table:table-cell table:style-name="Table22.A2" office:value-type="string">
            <text:p text:style-name="P35"/>
          </table:table-cell>
          <table:table-cell table:style-name="Table22.A2" office:value-type="string">
            <text:p text:style-name="P35"/>
          </table:table-cell>
          <table:table-cell table:style-name="Table22.D2" office:value-type="string">
            <text:p text:style-name="P39">Data Entry Errors.</text:p>
          </table:table-cell>
        </table:table-row>
        <table:table-row table:style-name="Table22.1">
          <table:table-cell table:style-name="Table22.A2" office:value-type="string">
            <text:p text:style-name="P35">I</text:p>
          </table:table-cell>
          <table:table-cell table:style-name="Table22.A2" office:value-type="string">
            <text:p text:style-name="P35"/>
          </table:table-cell>
          <table:table-cell table:style-name="Table22.A2" office:value-type="string">
            <text:p text:style-name="P35"/>
          </table:table-cell>
          <table:table-cell table:style-name="Table22.D2" office:value-type="string">
            <text:p text:style-name="P39">Internal Errors.</text:p>
          </table:table-cell>
        </table:table-row>
        <table:table-row table:style-name="Table22.1">
          <table:table-cell table:style-name="Table22.A2" office:value-type="string">
            <text:p text:style-name="P35">N</text:p>
          </table:table-cell>
          <table:table-cell table:style-name="Table22.A2" office:value-type="string">
            <text:p text:style-name="P35"/>
          </table:table-cell>
          <table:table-cell table:style-name="Table22.A2" office:value-type="string">
            <text:p text:style-name="P35"/>
          </table:table-cell>
          <table:table-cell table:style-name="Table22.D2" office:value-type="string">
            <text:p text:style-name="P39">Network Errors.</text:p>
          </table:table-cell>
        </table:table-row>
        <table:table-row table:style-name="Table22.1">
          <table:table-cell table:style-name="Table22.A2" office:value-type="string">
            <text:p text:style-name="P35">U</text:p>
          </table:table-cell>
          <table:table-cell table:style-name="Table22.A2" office:value-type="string">
            <text:p text:style-name="P35"/>
          </table:table-cell>
          <table:table-cell table:style-name="Table22.A2" office:value-type="string">
            <text:p text:style-name="P35"/>
          </table:table-cell>
          <table:table-cell table:style-name="Table22.D2" office:value-type="string">
            <text:p text:style-name="P39">User/Authentication Errors.</text:p>
          </table:table-cell>
        </table:table-row>
        <table:table-row table:style-name="Table22.1">
          <table:table-cell table:style-name="Table22.A2" office:value-type="string">
            <text:p text:style-name="P35">X</text:p>
          </table:table-cell>
          <table:table-cell table:style-name="Table22.A2" office:value-type="string">
            <text:p text:style-name="P35"/>
          </table:table-cell>
          <table:table-cell table:style-name="Table22.A2" office:value-type="string">
            <text:p text:style-name="P35"/>
          </table:table-cell>
          <table:table-cell table:style-name="Table22.D2" office:value-type="string">
            <text:p text:style-name="P39">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8">Code</text:p>
            </table:table-cell>
            <table:covered-table-cell/>
            <table:covered-table-cell/>
            <table:table-cell table:style-name="Table55.A1" office:value-type="string">
              <text:p text:style-name="P28"/>
            </table:table-cell>
            <table:table-cell table:style-name="Table55.A1" office:value-type="string">
              <text:p text:style-name="P29">Subcode</text:p>
            </table:table-cell>
            <table:table-cell table:style-name="Table55.F1" office:value-type="string">
              <text:p text:style-name="P27">Description</text:p>
            </table:table-cell>
          </table:table-row>
        </table:table-header-rows>
        <table:table-row table:style-name="Table55.1">
          <table:table-cell table:style-name="Table55.A2" office:value-type="string">
            <text:p text:style-name="P30">S</text:p>
          </table:table-cell>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1"/>
          </table:table-cell>
          <table:table-cell table:style-name="Table55.F2" office:value-type="string">
            <text:p text:style-name="P33">Generic Ruby Mapped Exception Code for Signal Exceptions.</text:p>
          </table:table-cell>
        </table:table-row>
        <table:table-row table:style-name="Table55.1">
          <table:table-cell table:style-name="Table55.A2" office:value-type="string">
            <text:p text:style-name="P35">S</text:p>
          </table:table-cell>
          <table:table-cell table:style-name="Table55.A2" office:value-type="string">
            <text:p text:style-name="P35">0</text:p>
          </table:table-cell>
          <table:table-cell table:style-name="Table55.A2" office:value-type="string">
            <text:p text:style-name="P35">1</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Interrupt (Typically Control-C)</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0">E</text:p>
          </table:table-cell>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1"/>
          </table:table-cell>
          <table:table-cell table:style-name="Table55.F2" office:value-type="string">
            <text:p text:style-name="P33">Generic Ruby Mapped Exception Code for All Standard Errors.</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1</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Argument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text:p>
          </table:table-cell>
          <table:table-cell table:style-name="Table55.F2" office:value-type="string">
            <text:p text:style-name="P39">Gem::Requirement::Bad Requirement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Encoding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01</text:p>
          </table:table-cell>
          <table:table-cell table:style-name="Table55.F2" office:value-type="string">
            <text:p text:style-name="P39">Encoding::Compatibility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02</text:p>
          </table:table-cell>
          <table:table-cell table:style-name="Table55.F2" office:value-type="string">
            <text:p text:style-name="P39">Encoding::Converter Not Found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03</text:p>
          </table:table-cell>
          <table:table-cell table:style-name="Table55.F2" office:value-type="string">
            <text:p text:style-name="P39">Encoding::Invalid Byte Sequence Error</text:p>
          </table:table-cell>
        </table:table-row>
        <text:soft-page-break/>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04</text:p>
          </table:table-cell>
          <table:table-cell table:style-name="Table55.F2" office:value-type="string">
            <text:p text:style-name="P39">Encoding::Undefined Conversion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3</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Fiber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4</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I/O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4</text:p>
          </table:table-cell>
          <table:table-cell table:style-name="Table55.A2" office:value-type="string">
            <text:p text:style-name="P35">,</text:p>
          </table:table-cell>
          <table:table-cell table:style-name="Table55.A2" office:value-type="string">
            <text:p text:style-name="P36">01</text:p>
          </table:table-cell>
          <table:table-cell table:style-name="Table55.F2" office:value-type="string">
            <text:p text:style-name="P39">EOF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5</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Index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5</text:p>
          </table:table-cell>
          <table:table-cell table:style-name="Table55.A2" office:value-type="string">
            <text:p text:style-name="P35">,</text:p>
          </table:table-cell>
          <table:table-cell table:style-name="Table55.A2" office:value-type="string">
            <text:p text:style-name="P36">01</text:p>
          </table:table-cell>
          <table:table-cell table:style-name="Table55.F2" office:value-type="string">
            <text:p text:style-name="P39">Key Error</text:p>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5</text:p>
          </table:table-cell>
          <table:table-cell table:style-name="Table55.A2" office:value-type="string">
            <text:p text:style-name="P35">,</text:p>
          </table:table-cell>
          <table:table-cell table:style-name="Table55.A2" office:value-type="string">
            <text:p text:style-name="P36">02</text:p>
          </table:table-cell>
          <table:table-cell table:style-name="Table55.F2" office:value-type="string">
            <text:p text:style-name="P39">Stop Iteration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6</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Local Jump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0</text:p>
          </table:table-cell>
          <table:table-cell table:style-name="Table55.A2" office:value-type="string">
            <text:p text:style-name="P35">7</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Math::Domain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8" office:value-type="string">
            <text:p text:style-name="P35">E</text:p>
          </table:table-cell>
          <table:table-cell table:style-name="Table55.A28" office:value-type="string">
            <text:p text:style-name="P35">0</text:p>
          </table:table-cell>
          <table:table-cell table:style-name="Table55.A28" office:value-type="string">
            <text:p text:style-name="P35">8</text:p>
          </table:table-cell>
          <table:table-cell table:style-name="Table55.A28" office:value-type="string">
            <text:p text:style-name="P35"/>
          </table:table-cell>
          <table:table-cell table:style-name="Table55.A28" office:value-type="string">
            <text:p text:style-name="P36"/>
          </table:table-cell>
          <table:table-cell table:style-name="Table55.F28" office:value-type="string">
            <text:p text:style-name="P39">Name Error</text:p>
          </table:table-cell>
        </table:table-row>
        <table:table-row table:style-name="Table55.1">
          <table:table-cell table:style-name="Table55.A28" office:value-type="string">
            <text:p text:style-name="P35">E</text:p>
          </table:table-cell>
          <table:table-cell table:style-name="Table55.A28" office:value-type="string">
            <text:p text:style-name="P35">0</text:p>
          </table:table-cell>
          <table:table-cell table:style-name="Table55.A28" office:value-type="string">
            <text:p text:style-name="P35">8</text:p>
          </table:table-cell>
          <table:table-cell table:style-name="Table55.A28" office:value-type="string">
            <text:p text:style-name="P35">,</text:p>
          </table:table-cell>
          <table:table-cell table:style-name="Table55.A28" office:value-type="string">
            <text:p text:style-name="P36">01</text:p>
          </table:table-cell>
          <table:table-cell table:style-name="Table55.F28" office:value-type="string">
            <text:p text:style-name="P39">No Method Error</text:p>
          </table:table-cell>
        </table:table-row>
        <table:table-row table:style-name="Table55.1">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
          </table:table-cell>
        </table:table-row>
        <table:table-row table:style-name="Table55.1">
          <table:table-cell table:style-name="Table55.A28" office:value-type="string">
            <text:p text:style-name="P35">E</text:p>
          </table:table-cell>
          <table:table-cell table:style-name="Table55.A28" office:value-type="string">
            <text:p text:style-name="P35">0</text:p>
          </table:table-cell>
          <table:table-cell table:style-name="Table55.A28" office:value-type="string">
            <text:p text:style-name="P35">9</text:p>
          </table:table-cell>
          <table:table-cell table:style-name="Table55.A28" office:value-type="string">
            <text:p text:style-name="P35"/>
          </table:table-cell>
          <table:table-cell table:style-name="Table55.A28" office:value-type="string">
            <text:p text:style-name="P36"/>
          </table:table-cell>
          <table:table-cell table:style-name="Table55.F28" office:value-type="string">
            <text:p text:style-name="P39">Range Error</text:p>
          </table:table-cell>
        </table:table-row>
        <table:table-row table:style-name="Table55.1">
          <table:table-cell table:style-name="Table55.A28" office:value-type="string">
            <text:p text:style-name="P35">E</text:p>
          </table:table-cell>
          <table:table-cell table:style-name="Table55.A28" office:value-type="string">
            <text:p text:style-name="P35">0</text:p>
          </table:table-cell>
          <table:table-cell table:style-name="Table55.A28" office:value-type="string">
            <text:p text:style-name="P35">9</text:p>
          </table:table-cell>
          <table:table-cell table:style-name="Table55.A28" office:value-type="string">
            <text:p text:style-name="P35">,</text:p>
          </table:table-cell>
          <table:table-cell table:style-name="Table55.A28" office:value-type="string">
            <text:p text:style-name="P36">01</text:p>
          </table:table-cell>
          <table:table-cell table:style-name="Table55.F28" office:value-type="string">
            <text:p text:style-name="P39">Float Domain Error</text:p>
          </table:table-cell>
        </table:table-row>
        <table:table-row table:style-name="Table55.1">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0</text:p>
          </table:table-cell>
          <table:table-cell table:style-name="Table55.A28" office:value-type="string">
            <text:p text:style-name="P35"/>
          </table:table-cell>
          <table:table-cell table:style-name="Table55.A28" office:value-type="string">
            <text:p text:style-name="P36"/>
          </table:table-cell>
          <table:table-cell table:style-name="Table55.F28" office:value-type="string">
            <text:p text:style-name="P39">Regular Expression Error</text:p>
          </table:table-cell>
        </table:table-row>
        <table:table-row table:style-name="Table55.1">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
          </table:table-cell>
          <table:table-cell table:style-name="Table55.A28" office:value-type="string">
            <text:p text:style-name="P36"/>
          </table:table-cell>
          <table:table-cell table:style-name="Table55.F28" office:value-type="string">
            <text:p text:style-name="P39">Runtime Error</text:p>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text:p>
          </table:table-cell>
          <table:table-cell table:style-name="Table55.A28" office:value-type="string">
            <text:p text:style-name="P36">01</text:p>
          </table:table-cell>
          <table:table-cell table:style-name="Table55.F28" office:value-type="string">
            <text:p text:style-name="P39">Gem::Exception</text:p>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text:p>
          </table:table-cell>
          <table:table-cell table:style-name="Table55.A28" office:value-type="string">
            <text:p text:style-name="P36">01,01</text:p>
          </table:table-cell>
          <table:table-cell table:style-name="Table55.F28" office:value-type="string">
            <text:p text:style-name="P39">Gem::Command Line Error</text:p>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text:p>
          </table:table-cell>
          <table:table-cell table:style-name="Table55.A28" office:value-type="string">
            <text:p text:style-name="P36">01,02</text:p>
          </table:table-cell>
          <table:table-cell table:style-name="Table55.F28" office:value-type="string">
            <text:p text:style-name="P39">Gem::Dependency Error</text:p>
          </table:table-cell>
        </table:table-row>
        <table:table-row table:style-name="Table55.1">
          <table:table-cell table:style-name="Table55.A28" office:value-type="string">
            <text:p text:style-name="P35">E</text:p>
          </table:table-cell>
          <table:table-cell table:style-name="Table55.A28" office:value-type="string">
            <text:p text:style-name="P35">1</text:p>
          </table:table-cell>
          <table:table-cell table:style-name="Table55.A28" office:value-type="string">
            <text:p text:style-name="P35">1</text:p>
          </table:table-cell>
          <table:table-cell table:style-name="Table55.A28" office:value-type="string">
            <text:p text:style-name="P35">,</text:p>
          </table:table-cell>
          <table:table-cell table:style-name="Table55.A28" office:value-type="string">
            <text:p text:style-name="P36">01,03</text:p>
          </table:table-cell>
          <table:table-cell table:style-name="Table55.F28" office:value-type="string">
            <text:p text:style-name="P39">Gem::Dependency Removal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4</text:p>
          </table:table-cell>
          <table:table-cell table:style-name="Table55.F2" office:value-type="string">
            <text:p text:style-name="P40">Gem::Dependency Resolution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5</text:p>
          </table:table-cell>
          <table:table-cell table:style-name="Table55.F2" office:value-type="string">
            <text:p text:style-name="P40">Gem::Document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6</text:p>
          </table:table-cell>
          <table:table-cell table:style-name="Table55.F2" office:value-type="string">
            <text:p text:style-name="P39">Gem::End Of YAML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7</text:p>
          </table:table-cell>
          <table:table-cell table:style-name="Table55.F2" office:value-type="string">
            <text:p text:style-name="P39">Gem::File Permission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8</text:p>
          </table:table-cell>
          <table:table-cell table:style-name="Table55.F2" office:value-type="string">
            <text:p text:style-name="P39">Gem::Format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9</text:p>
          </table:table-cell>
          <table:table-cell table:style-name="Table55.F2" office:value-type="string">
            <text:p text:style-name="P39">Gem::Gem Not Found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09,01</text:p>
          </table:table-cell>
          <table:table-cell table:style-name="Table55.F2" office:value-type="string">
            <text:p text:style-name="P39">Gem::Specific Gem Not Found Exception</text:p>
          </table:table-cell>
        </table:table-row>
        <text:soft-page-break/>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0</text:p>
          </table:table-cell>
          <table:table-cell table:style-name="Table55.F2" office:value-type="string">
            <text:p text:style-name="P39">Gem::Gem Not In Home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1</text:p>
          </table:table-cell>
          <table:table-cell table:style-name="Table55.F2" office:value-type="string">
            <text:p text:style-name="P39">Gem::Impossible Dependencies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2</text:p>
          </table:table-cell>
          <table:table-cell table:style-name="Table55.F2" office:value-type="string">
            <text:p text:style-name="P39">Gem::Install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3</text:p>
          </table:table-cell>
          <table:table-cell table:style-name="Table55.F2" office:value-type="string">
            <text:p text:style-name="P39">Gem::Invalid Specification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4</text:p>
          </table:table-cell>
          <table:table-cell table:style-name="Table55.F2" office:value-type="string">
            <text:p text:style-name="P39">Gem::Operation Not Supported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5</text:p>
          </table:table-cell>
          <table:table-cell table:style-name="Table55.F2" office:value-type="string">
            <text:p text:style-name="P39">Gem::Remote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6</text:p>
          </table:table-cell>
          <table:table-cell table:style-name="Table55.F2" office:value-type="string">
            <text:p text:style-name="P39">Gem::Remote Installation Canceled</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7</text:p>
          </table:table-cell>
          <table:table-cell table:style-name="Table55.F2" office:value-type="string">
            <text:p text:style-name="P39">Gem::Remote Installation Skipped</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8</text:p>
          </table:table-cell>
          <table:table-cell table:style-name="Table55.F2" office:value-type="string">
            <text:p text:style-name="P39">Gem::Remote Source Exception</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19</text:p>
          </table:table-cell>
          <table:table-cell table:style-name="Table55.F2" office:value-type="string">
            <text:p text:style-name="P39">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20</text:p>
          </table:table-cell>
          <table:table-cell table:style-name="Table55.F2" office:value-type="string">
            <text:p text:style-name="P39">Gem::Unsatisfiable Dependency Error</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1</text:p>
          </table:table-cell>
          <table:table-cell table:style-name="Table55.A2" office:value-type="string">
            <text:p text:style-name="P35">,</text:p>
          </table:table-cell>
          <table:table-cell table:style-name="Table55.A2" office:value-type="string">
            <text:p text:style-name="P36">01,21</text:p>
          </table:table-cell>
          <table:table-cell table:style-name="Table55.F2" office:value-type="string">
            <text:p text:style-name="P39">Gem::Verification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0">E</text:p>
          </table:table-cell>
          <table:table-cell table:style-name="Table55.A2" office:value-type="string">
            <text:p text:style-name="P30">1</text:p>
          </table:table-cell>
          <table:table-cell table:style-name="Table55.A2" office:value-type="string">
            <text:p text:style-name="P30">2</text:p>
          </table:table-cell>
          <table:table-cell table:style-name="Table55.A2" office:value-type="string">
            <text:p text:style-name="P30"/>
          </table:table-cell>
          <table:table-cell table:style-name="Table55.A2" office:value-type="string">
            <text:p text:style-name="P31"/>
          </table:table-cell>
          <table:table-cell table:style-name="Table55.F2" office:value-type="string">
            <text:p text:style-name="P33">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2BIG</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CCE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DDRINUS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DDRNOTAVAIL</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FNOSUPPOR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GAI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GAINWaitRead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GAINWaitWrit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ALREADY</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BADF</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BUSY</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CHILD</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CONNABORTED</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CONNREFUSED</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CONNRESE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DEADLK</text:p>
          </table:table-cell>
          <table:table-cell table:style-name="Table55.F2" office:value-type="string">
            <text:p text:style-name="P39"/>
          </table:table-cell>
        </table:table-row>
        <text:soft-page-break/>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DESTADDRREQ</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DOM</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DQUO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EXIS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FAUL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FBIG</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HOSTDOW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HOSTUNREACH</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LSEQ</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PROGRES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PROGRESSWaitRead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PROGRESSWaitWrit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TR</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NVAL</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O</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SCON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ISDIR</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LOOP</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MFI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MLINK</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MSGSIZ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AMETOOLONG</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ETDOW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ETRESE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ETUNREACH</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FI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BUF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DEV</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EN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EXEC</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LCK</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MEM</text:p>
          </table:table-cell>
          <table:table-cell table:style-name="Table55.F2" office:value-type="string">
            <text:p text:style-name="P39"/>
          </table:table-cell>
        </table:table-row>
        <text:soft-page-break/>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PROTOOP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SPC</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SY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CON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DIR</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EMPTY</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SOCK</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OTTY</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NXIO</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OPNOTSUPP</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ERM</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FNOSUPPOR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IP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ROCLIM</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ROTONOSUPPOR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PROTOTYP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RANG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REMOT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ROF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HUTDOWN</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OCKTNOSUPPOR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PIP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RCH</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STA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TIMEDOUT</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TOOMANYREF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USERS</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WOULDBLOCK</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WOULDBLOCKWaitRead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WOULDBLOCKWaitWritable</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EXDEV</text:p>
          </table:table-cell>
          <table:table-cell table:style-name="Table55.F2" office:value-type="string">
            <text:p text:style-name="P39"/>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2</text:p>
          </table:table-cell>
          <table:table-cell table:style-name="Table55.A2" office:value-type="string">
            <text:p text:style-name="P35">,</text:p>
          </table:table-cell>
          <table:table-cell table:style-name="Table55.A2" office:value-type="string">
            <text:p text:style-name="P36">NOERROR</text:p>
          </table:table-cell>
          <table:table-cell table:style-name="Table55.F2" office:value-type="string">
            <text:p text:style-name="P39">Nothing to see here. Move along, move along.</text:p>
          </table:table-cell>
        </table:table-row>
        <text:soft-page-break/>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3</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Thread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4</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39">Type Error</text:p>
          </table:table-cell>
        </table:table-row>
        <table:table-row table:style-name="Table55.1">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
          </table:table-cell>
        </table:table-row>
        <table:table-row table:style-name="Table55.1">
          <table:table-cell table:style-name="Table55.A2" office:value-type="string">
            <text:p text:style-name="P35">E</text:p>
          </table:table-cell>
          <table:table-cell table:style-name="Table55.A2" office:value-type="string">
            <text:p text:style-name="P35">1</text:p>
          </table:table-cell>
          <table:table-cell table:style-name="Table55.A2" office:value-type="string">
            <text:p text:style-name="P35">5</text:p>
          </table:table-cell>
          <table:table-cell table:style-name="Table55.A2" office:value-type="string">
            <text:p text:style-name="P35"/>
          </table:table-cell>
          <table:table-cell table:style-name="Table55.A2" office:value-type="string">
            <text:p text:style-name="P36"/>
          </table:table-cell>
          <table:table-cell table:style-name="Table55.F2" office:value-type="string">
            <text:p text:style-name="P40">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5">Object</text:p>
      <text:p text:style-name="P45"><text:tab/>Array</text:p>
      <text:p text:style-name="P45"><text:tab/>Class</text:p>
      <text:p text:style-name="P45"><text:tab/>FalseClass</text:p>
      <text:p text:style-name="P45"><text:tab/>Hash</text:p>
      <text:p text:style-name="P45"><text:tab/>InStream</text:p>
      <text:p text:style-name="P45"><text:tab/>MaxNumeric</text:p>
      <text:p text:style-name="P45"><text:tab/>MinNumeric</text:p>
      <text:p text:style-name="P45"><text:tab/>NilClass</text:p>
      <text:p text:style-name="P45"><text:tab/>Numeric</text:p>
      <text:p text:style-name="P45"><text:tab/><text:tab/>Complex</text:p>
      <text:p text:style-name="P45"><text:tab/><text:tab/>Float</text:p>
      <text:p text:style-name="P45"><text:tab/><text:tab/>Integer</text:p>
      <text:p text:style-name="P45"><text:tab/><text:tab/><text:tab/>Bignum</text:p>
      <text:p text:style-name="P45"><text:tab/><text:tab/><text:tab/>Fixnum</text:p>
      <text:p text:style-name="P45"><text:tab/><text:tab/>Rational</text:p>
      <text:p text:style-name="P45"><text:tab/>OutStream</text:p>
      <text:p text:style-name="P45"><text:tab/>Procedure</text:p>
      <text:p text:style-name="P45"><text:tab/>Queue</text:p>
      <text:p text:style-name="P45"><text:tab/>String</text:p>
      <text:p text:style-name="P45"><text:tab/>Thread</text:p>
      <text:p text:style-name="P45"><text:tab/>TrueClass</text:p>
      <text:p text:style-name="P4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25184740"/>Classes<text:alphabetical-index-mark-end text:id="IMark12518474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25184740"/>Inheritance<text:alphabetical-index-mark-end text:id="IMark125184740"/></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25184740"/>Methods<text:alphabetical-index-mark-end text:id="IMark125184740"/></text:h>
      <text:p text:style-name="P3">All code in fOOrth is contained in methods. A method is a fragment of code that an object uses to respond to a message that has been sent to that object. In fOOrth there are three sorts of methods:</text:p>
      <text:list xml:id="list3581759247767173848" text:style-name="L13">
        <text:list-item>
          <text:p text:style-name="P71">Shared: Methods that are common to all instances of the class that contains them.</text:p>
        </text:list-item>
        <text:list-item>
          <text:p text:style-name="P71">Exclusive: Methods that are defined for one and only one object (and all of its clones that are created <text:span text:style-name="T2">after</text:span> the exclusive method is defined.).</text:p>
        </text:list-item>
        <text:list-item>
          <text:p text:style-name="P71">Local: Methods that are created in a context and are accessible only in that context. When the context concludes, these methods are no longer accessible.</text:p>
        </text:list-item>
      </text:list>
      <text:h text:style-name="Heading_20_3" text:outline-level="3"><text:alphabetical-index-mark-start text:id="IMark240475212"/>Late Binding<text:alphabetical-index-mark-end text:id="IMark240475212"/> and <text:alphabetical-index-mark-start text:id="IMark240330628"/>Polymorphism<text:alphabetical-index-mark-end text:id="IMark24033062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40330628"/>Method Mapping<text:alphabetical-index-mark-end text:id="IMark24033062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900020533257641944" text:style-name="L14">
        <text:list-item>
          <text:p text:style-name="P72">The strings used by fOOrth needed to be converted to Ruby symbols to allow code to be executed in Ruby.</text:p>
        </text:list-item>
        <text:list-item>
          <text:p text:style-name="P7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7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40475212"/>SymbolMap<text:alphabetical-index-mark-end text:id="IMark240475212"/> class. This class creates mappings in one of two ways:</text:p>
      <text:list xml:id="list2835829951014816315" text:style-name="L15">
        <text:list-item>
          <text:p text:style-name="P7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40475212"/>Routing<text:alphabetical-index-mark-end text:id="IMark24047521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5074818576066469097" text:style-name="L16">
        <text:list-item>
          <text:p text:style-name="P74">The defining word used to create the method.</text:p>
        </text:list-item>
        <text:list-item>
          <text:p text:style-name="P74">The receiver of the defining word used to create the method.</text:p>
        </text:list-item>
        <text:list-item>
          <text:p text:style-name="P7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3">Defining Word</text:p>
          </table:table-cell>
          <table:table-cell table:style-name="Table9.A1" office:value-type="string">
            <text:p text:style-name="P13">DW Receiver</text:p>
          </table:table-cell>
          <table:table-cell table:style-name="Table9.A1" office:value-type="string">
            <text:p text:style-name="P13">Method Name</text:p>
          </table:table-cell>
          <table:table-cell table:style-name="Table9.A1" office:value-type="string">
            <text:p text:style-name="P13">Message Routing</text:p>
          </table:table-cell>
          <table:table-cell table:style-name="Table9.E1" office:value-type="string">
            <text:p text:style-name="P14">Notes</text:p>
          </table:table-cell>
        </table:table-row>
        <table:table-row>
          <table:table-cell table:style-name="Table9.A2" office:value-type="string">
            <text:p text:style-name="P13"><text:alphabetical-index-mark-start text:id="IMark125349116"/>:<text:alphabetical-index-mark-end text:id="IMark125349116"/></text:p>
          </table:table-cell>
          <table:table-cell table:style-name="Table9.A2" office:value-type="string">
            <text:p text:style-name="P12">N/A</text:p>
          </table:table-cell>
          <table:table-cell table:style-name="Table9.A2" office:value-type="string">
            <text:p text:style-name="P19">any<text:note text:id="ftn41" text:note-class="footnote"><text:note-citation>41</text:note-citation><text:note-body><text:p text:style-name="Footnote">The names of Virtual Machine methods have no restrictions except that they contain no spaces.</text:p></text:note-body></text:note></text:p>
          </table:table-cell>
          <table:table-cell table:style-name="Table9.A2" office:value-type="string">
            <text:p text:style-name="P12">VM<text:note text:id="ftn42" text:note-class="footnote"><text:note-citation>42</text:note-citation><text:note-body><text:p text:style-name="Footnote">The message receiver is the Virtual Machine.</text:p></text:note-body></text:note></text:p>
          </table:table-cell>
          <table:table-cell table:style-name="Table9.E2" office:value-type="string">
            <text:p text:style-name="P16">A virtual machine method.</text:p>
          </table:table-cell>
        </table:table-row>
        <table:table-row>
          <table:table-cell table:style-name="Table9.A3" table:number-rows-spanned="4" office:value-type="string">
            <text:p text:style-name="P13"><text:alphabetical-index-mark-start text:id="IMark125349116"/>.:<text:alphabetical-index-mark-end text:id="IMark125349116"/></text:p>
          </table:table-cell>
          <table:table-cell table:style-name="Table9.A2" office:value-type="string">
            <text:p text:style-name="P12">A Class</text:p>
          </table:table-cell>
          <table:table-cell table:style-name="Table9.A2" office:value-type="string">
            <text:p text:style-name="P19">.name</text:p>
          </table:table-cell>
          <table:table-cell table:style-name="Table9.A2" office:value-type="string">
            <text:p text:style-name="P12">TOS<text:note text:id="ftn43" text:note-class="footnote"><text:note-citation>43</text:note-citation><text:note-body><text:p text:style-name="Footnote">The message receiver is the Top element of the Data Stack.</text:p></text:note-body></text:note></text:p>
          </table:table-cell>
          <table:table-cell table:style-name="Table9.E2" office:value-type="string">
            <text:p text:style-name="P16">A public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19">~name</text:p>
          </table:table-cell>
          <table:table-cell table:style-name="Table9.A2" office:value-type="string">
            <text:p text:style-name="P12">Self<text:note text:id="ftn44" text:note-class="footnote"><text:note-citation>44</text:note-citation><text:note-body><text:p text:style-name="Footnote">The message receiver is the implicit “self” of the method owner.</text:p></text:note-body></text:note></text:p>
          </table:table-cell>
          <table:table-cell table:style-name="Table9.E2" office:value-type="string">
            <text:p text:style-name="P16">A private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19">other</text:p>
          </table:table-cell>
          <table:table-cell table:style-name="Table9.A2" office:value-type="string">
            <text:p text:style-name="P12">NOS<text:note text:id="ftn45" text:note-class="footnote"><text:note-citation>45</text:note-citation><text:note-body><text:p text:style-name="Footnote">The message receiver is the Second element of the Data Stack.</text:p></text:note-body></text:note></text:p>
          </table:table-cell>
          <table:table-cell table:style-name="Table9.E2" office:value-type="string">
            <text:p text:style-name="P16">A public shared dyadic operator.</text:p>
          </table:table-cell>
        </table:table-row>
        <table:table-row>
          <table:covered-table-cell/>
          <table:table-cell table:style-name="Table9.A2" office:value-type="string">
            <text:p text:style-name="P12">N/A</text:p>
          </table:table-cell>
          <table:table-cell table:style-name="Table9.A2" office:value-type="string">
            <text:p text:style-name="P19">invalid<text:note text:id="ftn46" text:note-class="footnote"><text:note-citation>46</text:note-citation><text:note-body><text:p text:style-name="Footnote">Any method beginning with an upper case letter or $ or # or @ is invalid and will generate an error.</text:p></text:note-body></text:note></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table:number-rows-spanned="7" office:value-type="string">
            <text:p text:style-name="P13"><text:alphabetical-index-mark-start text:id="IMark125349116"/>.::<text:alphabetical-index-mark-end text:id="IMark125349116"/></text:p>
          </table:table-cell>
          <table:table-cell table:style-name="Table9.A2" office:value-type="string">
            <text:p text:style-name="P12">A Class</text:p>
          </table:table-cell>
          <table:table-cell table:style-name="Table9.A2" office:value-type="string">
            <text:p text:style-name="P19">.name</text:p>
          </table:table-cell>
          <table:table-cell table:style-name="Table9.A2" office:value-type="string">
            <text:p text:style-name="P12">TOS</text:p>
          </table:table-cell>
          <table:table-cell table:style-name="Table9.E2" office:value-type="string">
            <text:p text:style-name="P16">A public class method</text:p>
          </table:table-cell>
        </table:table-row>
        <table:table-row>
          <table:covered-table-cell/>
          <table:table-cell table:style-name="Table9.A2" office:value-type="string">
            <text:p text:style-name="P12">An Object</text:p>
          </table:table-cell>
          <table:table-cell table:style-name="Table9.A2" office:value-type="string">
            <text:p text:style-name="P19">.name</text:p>
          </table:table-cell>
          <table:table-cell table:style-name="Table9.A2" office:value-type="string">
            <text:p text:style-name="P12">TOS</text:p>
          </table:table-cell>
          <table:table-cell table:style-name="Table9.E2" office:value-type="string">
            <text:p text:style-name="P16">An public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19">~name</text:p>
          </table:table-cell>
          <table:table-cell table:style-name="Table9.A2" office:value-type="string">
            <text:p text:style-name="P12">Self</text:p>
          </table:table-cell>
          <table:table-cell table:style-name="Table9.E2" office:value-type="string">
            <text:p text:style-name="P16">A private class method</text:p>
          </table:table-cell>
        </table:table-row>
        <table:table-row>
          <table:covered-table-cell/>
          <table:table-cell table:style-name="Table9.A2" office:value-type="string">
            <text:p text:style-name="P12">An Object</text:p>
          </table:table-cell>
          <table:table-cell table:style-name="Table9.A2" office:value-type="string">
            <text:p text:style-name="P19">~name</text:p>
          </table:table-cell>
          <table:table-cell table:style-name="Table9.A2" office:value-type="string">
            <text:p text:style-name="P12">Self</text:p>
          </table:table-cell>
          <table:table-cell table:style-name="Table9.E2" office:value-type="string">
            <text:p text:style-name="P16">A private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19">other</text:p>
          </table:table-cell>
          <table:table-cell table:style-name="Table9.A2" office:value-type="string">
            <text:p text:style-name="P12">NOS</text:p>
          </table:table-cell>
          <table:table-cell table:style-name="Table9.E2" office:value-type="string">
            <text:p text:style-name="P16">A public class exclusive dyadic operator</text:p>
          </table:table-cell>
        </table:table-row>
        <table:table-row>
          <table:covered-table-cell/>
          <table:table-cell table:style-name="Table9.A2" office:value-type="string">
            <text:p text:style-name="P12">An Object</text:p>
          </table:table-cell>
          <table:table-cell table:style-name="Table9.A2" office:value-type="string">
            <text:p text:style-name="P19">other</text:p>
          </table:table-cell>
          <table:table-cell table:style-name="Table9.A2" office:value-type="string">
            <text:p text:style-name="P12">NOS</text:p>
          </table:table-cell>
          <table:table-cell table:style-name="Table9.E2" office:value-type="string">
            <text:p text:style-name="P16">A public exclusive dyadic operator</text:p>
          </table:table-cell>
        </table:table-row>
        <table:table-row>
          <table:covered-table-cell/>
          <table:table-cell table:style-name="Table9.A2" office:value-type="string">
            <text:p text:style-name="P12">N/A</text:p>
          </table:table-cell>
          <table:table-cell table:style-name="Table9.A2" office:value-type="string">
            <text:p text:style-name="P19">invalid</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office:value-type="string">
            <text:p text:style-name="P11">tbd<text:note text:id="ftn47" text:note-class="footnote"><text:note-citation>47</text:note-citation><text:note-body><text:p text:style-name="Footnote">At this time, local methods are cannot be defined by the programmer. They are all builtin methods.</text:p></text:note-body></text:note></text:p>
          </table:table-cell>
          <table:table-cell table:style-name="Table9.A2" office:value-type="string">
            <text:p text:style-name="P12">N/A</text:p>
          </table:table-cell>
          <table:table-cell table:style-name="Table9.A2" office:value-type="string">
            <text:p text:style-name="P19">other</text:p>
          </table:table-cell>
          <table:table-cell table:style-name="Table9.A2" office:value-type="string">
            <text:p text:style-name="P12">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25348060"/>do_map_name<text:alphabetical-index-mark-end text:id="IMark12534806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25348060"/>Array<text:alphabetical-index-mark-end text:id="IMark12534806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2714751888639420759" text:style-name="L17">
        <text:list-item>
          <text:p text:style-name="P75">The first two examples both create “empty” arrays with zero data elements. </text:p>
        </text:list-item>
        <text:list-item>
          <text:p text:style-name="P75">Array data do NOT need to be the same “type” of data. Mixing is allowed. </text:p>
        </text:list-item>
        <text:list-item>
          <text:p text:style-name="P75">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8511281143351858919" text:style-name="L18">
        <text:list-item>
          <text:p text:style-name="P76"><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14453284"/>.new<text:alphabetical-index-mark-end text:id="IMark114453284"/>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4">Code</text:p>
          </table:table-cell>
          <table:table-cell table:style-name="Table59.B2" office:value-type="string">
            <text:p text:style-name="P14">Result</text:p>
          </table:table-cell>
        </table:table-row>
        <table:table-row table:style-name="Table59.2">
          <table:table-cell table:style-name="Table59.A2" office:value-type="string">
            <text:p text:style-name="Snippet">Array .new</text:p>
          </table:table-cell>
          <table:table-cell table:style-name="Table59.B2" office:value-type="string">
            <text:p text:style-name="P16">[]</text:p>
          </table:table-cell>
        </table:table-row>
        <table:table-row table:style-name="Table59.2">
          <table:table-cell table:style-name="Table59.A2" office:value-type="string">
            <text:p text:style-name="Snippet">[ ]</text:p>
          </table:table-cell>
          <table:table-cell table:style-name="Table59.B2" office:value-type="string">
            <text:p text:style-name="P16">[]</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14453284"/>.new{<text:alphabetical-index-mark-end text:id="IMark114453284"/>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4">Code</text:p>
          </table:table-cell>
          <table:table-cell table:style-name="Table62.B2" office:value-type="string">
            <text:p text:style-name="P1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6">[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14453284"/>x<text:alphabetical-index-mark-end text:id="IMark114453284"/>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14453284"/>}<text:alphabetical-index-mark-end text:id="IMark114453284"/>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14453284"/>.new_size<text:alphabetical-index-mark-end text:id="IMark114453284"/>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6">[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14453284"/>.new_value<text:alphabetical-index-mark-end text:id="IMark114453284"/>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4">Code</text:p>
          </table:table-cell>
          <table:table-cell table:style-name="Table64.B2" office:value-type="string">
            <text:p text:style-name="P1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6">[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14453284"/>.new_values<text:alphabetical-index-mark-end text:id="IMark114453284"/>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4">Code</text:p>
          </table:table-cell>
          <table:table-cell table:style-name="Table65.B2" office:value-type="string">
            <text:p text:style-name="P1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6">[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14453284"/>!<text:alphabetical-index-mark-end text:id="IMark114453284"/>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4">Code</text:p>
          </table:table-cell>
          <table:table-cell table:style-name="Table66.B2" office:value-type="string">
            <text:p text:style-name="P1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6">(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14453284"/>+<text:alphabetical-index-mark-end text:id="IMark114453284"/>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4">Code</text:p>
          </table:table-cell>
          <table:table-cell table:style-name="Table67.B2" office:value-type="string">
            <text:p text:style-name="P14">Result</text:p>
          </table:table-cell>
        </table:table-row>
        <table:table-row table:style-name="Table67.1">
          <table:table-cell table:style-name="Table67.A2" office:value-type="string">
            <text:p text:style-name="Snippet">[ 1 2 ] 3 +</text:p>
          </table:table-cell>
          <table:table-cell table:style-name="Table67.B2" office:value-type="string">
            <text:p text:style-name="P16">[1, 2, 3]</text:p>
          </table:table-cell>
        </table:table-row>
        <table:table-row table:style-name="Table67.1">
          <table:table-cell table:style-name="Table67.A2" office:value-type="string">
            <text:p text:style-name="Snippet">[ 1 2 ] [ 3 4 ] +</text:p>
          </table:table-cell>
          <table:table-cell table:style-name="Table67.B2" office:value-type="string">
            <text:p text:style-name="P16">[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6">[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14453284"/>.+left<text:alphabetical-index-mark-end text:id="IMark114453284"/>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4">Code</text:p>
          </table:table-cell>
          <table:table-cell table:style-name="Table68.B2" office:value-type="string">
            <text:p text:style-name="P14">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6">[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14453284"/>.+mid<text:alphabetical-index-mark-end text:id="IMark114453284"/>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4">Code</text:p>
          </table:table-cell>
          <table:table-cell table:style-name="Table69.B2" office:value-type="string">
            <text:p text:style-name="P1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6">[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14453284"/>.+midlr<text:alphabetical-index-mark-end text:id="IMark114453284"/>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4">Code</text:p>
          </table:table-cell>
          <table:table-cell table:style-name="Table70.B2" office:value-type="string">
            <text:p text:style-name="P1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6">[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14453284"/>.+right<text:alphabetical-index-mark-end text:id="IMark114453284"/>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4">Code</text:p>
          </table:table-cell>
          <table:table-cell table:style-name="Table71.B2" office:value-type="string">
            <text:p text:style-name="P1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6">[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14453284"/>.-left<text:alphabetical-index-mark-end text:id="IMark114453284"/>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4">Code</text:p>
          </table:table-cell>
          <table:table-cell table:style-name="Table72.B2" office:value-type="string">
            <text:p text:style-name="P1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6">[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14453284"/>.-mid<text:alphabetical-index-mark-end text:id="IMark114453284"/>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4">Code</text:p>
          </table:table-cell>
          <table:table-cell table:style-name="Table73.B2" office:value-type="string">
            <text:p text:style-name="P1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6">[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14453284"/>.-midlr<text:alphabetical-index-mark-end text:id="IMark114453284"/>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4">Code</text:p>
          </table:table-cell>
          <table:table-cell table:style-name="Table74.B2" office:value-type="string">
            <text:p text:style-name="P1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6">[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14453284"/>.-right<text:alphabetical-index-mark-end text:id="IMark114453284"/>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4">Code</text:p>
          </table:table-cell>
          <table:table-cell table:style-name="Table75.B2" office:value-type="string">
            <text:p text:style-name="P1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6">[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14453284"/>.[]!<text:alphabetical-index-mark-end text:id="IMark114453284"/>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4">Code</text:p>
          </table:table-cell>
          <table:table-cell table:style-name="Table76.B2" office:value-type="string">
            <text:p text:style-name="P14">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6">(“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14453284"/>.[]@<text:alphabetical-index-mark-end text:id="IMark114453284"/>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4">Code</text:p>
          </table:table-cell>
          <table:table-cell table:style-name="Table77.B2" office:value-type="string">
            <text:p text:style-name="P1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6">2</text:p>
          </table:table-cell>
        </table:table-row>
        <table:table-row table:style-name="Table77.1">
          <table:table-cell table:style-name="Table77.A2" office:value-type="string">
            <text:p text:style-name="Snippet">11 [ 1 2 3 4 ] .[]@</text:p>
          </table:table-cell>
          <table:table-cell table:style-name="Table77.B2" office:value-type="string">
            <text:p text:style-name="P16">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14453284"/>.left<text:alphabetical-index-mark-end text:id="IMark114453284"/>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4">Code</text:p>
          </table:table-cell>
          <table:table-cell table:style-name="Table78.B2" office:value-type="string">
            <text:p text:style-name="P1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6">[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14453284"/>.length<text:alphabetical-index-mark-end text:id="IMark114453284"/>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4">Code</text:p>
          </table:table-cell>
          <table:table-cell table:style-name="Table79.B2" office:value-type="string">
            <text:p text:style-name="P1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6">4</text:p>
          </table:table-cell>
        </table:table-row>
        <table:table-row table:style-name="Table79.1">
          <table:table-cell table:style-name="Table79.A2" office:value-type="string">
            <text:p text:style-name="Snippet">[ ] .length</text:p>
          </table:table-cell>
          <table:table-cell table:style-name="Table79.B2" office:value-type="string">
            <text:p text:style-name="P16">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14453284"/>.max<text:alphabetical-index-mark-end text:id="IMark114453284"/>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4">Code</text:p>
          </table:table-cell>
          <table:table-cell table:style-name="Table80.B2" office:value-type="string">
            <text:p text:style-name="P1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6">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6">“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6">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14453284"/>.mid<text:alphabetical-index-mark-end text:id="IMark114453284"/>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4">Code</text:p>
          </table:table-cell>
          <table:table-cell table:style-name="Table81.B2" office:value-type="string">
            <text:p text:style-name="P1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6">[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6">[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6">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14453284"/>.midlr<text:alphabetical-index-mark-end text:id="IMark114453284"/>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4">Code</text:p>
          </table:table-cell>
          <table:table-cell table:style-name="Table82.B2" office:value-type="string">
            <text:p text:style-name="P1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6">[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6">[]</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6">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14453284"/>.min<text:alphabetical-index-mark-end text:id="IMark114453284"/>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4">Code</text:p>
          </table:table-cell>
          <table:table-cell table:style-name="Table83.B2" office:value-type="string">
            <text:p text:style-name="P1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6">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6">“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6">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14453284"/>.pp<text:alphabetical-index-mark-end text:id="IMark114453284"/>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4">Code</text:p>
          </table:table-cell>
          <table:table-cell table:style-name="Table84.B2" office:value-type="string">
            <text:p text:style-name="P1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6">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14453284"/>.reverse<text:alphabetical-index-mark-end text:id="IMark114453284"/>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4">Code</text:p>
          </table:table-cell>
          <table:table-cell table:style-name="Table85.B2" office:value-type="string">
            <text:p text:style-name="P1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6">[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14453284"/>.right<text:alphabetical-index-mark-end text:id="IMark114453284"/>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4">Code</text:p>
          </table:table-cell>
          <table:table-cell table:style-name="Table86.B2" office:value-type="string">
            <text:p text:style-name="P1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6"/>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14453284"/>.shuffle<text:alphabetical-index-mark-end text:id="IMark114453284"/>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4">Code</text:p>
          </table:table-cell>
          <table:table-cell table:style-name="Table87.B2" office:value-type="string">
            <text:p text:style-name="P1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6">[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14453284"/>.sort<text:alphabetical-index-mark-end text:id="IMark114453284"/>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4">Code</text:p>
          </table:table-cell>
          <table:table-cell table:style-name="Table88.B2" office:value-type="string">
            <text:p text:style-name="P1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6">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6">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14453284"/>.strmax<text:alphabetical-index-mark-end text:id="IMark114453284"/>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4">Code</text:p>
          </table:table-cell>
          <table:table-cell table:style-name="Table89.B2" office:value-type="string">
            <text:p text:style-name="P1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6">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14453284"/>&lt;&lt;<text:alphabetical-index-mark-end text:id="IMark114453284"/>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4">Code</text:p>
          </table:table-cell>
          <table:table-cell table:style-name="Table90.B2" office:value-type="string">
            <text:p text:style-name="P1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6">[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6">[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14453284"/>@<text:alphabetical-index-mark-end text:id="IMark114453284"/>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4">Code</text:p>
          </table:table-cell>
          <table:table-cell table:style-name="Table91.B2" office:value-type="string">
            <text:p text:style-name="P14">Result</text:p>
          </table:table-cell>
        </table:table-row>
        <table:table-row table:style-name="Table91.1">
          <table:table-cell table:style-name="Table91.A2" office:value-type="string">
            <text:p text:style-name="Snippet">[ 1 2 3 4 ] @</text:p>
          </table:table-cell>
          <table:table-cell table:style-name="Table91.B2" office:value-type="string">
            <text:p text:style-name="P16">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25348060"/>Class<text:alphabetical-index-mark-end text:id="IMark12534806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8" text:note-class="footnote"><text:note-citation>4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14453284"/>.is_class?<text:alphabetical-index-mark-end text:id="IMark114453284"/>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4">Code</text:p>
          </table:table-cell>
          <table:table-cell table:style-name="Table93.B2" office:value-type="string">
            <text:p text:style-name="P1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6">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14453284"/>.new<text:alphabetical-index-mark-end text:id="IMark114453284"/>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4">Code</text:p>
          </table:table-cell>
          <table:table-cell table:style-name="Table94.B2" office:value-type="string">
            <text:p text:style-name="P14">Result</text:p>
          </table:table-cell>
        </table:table-row>
        <table:table-row table:style-name="Table94.1">
          <table:table-cell table:style-name="Table94.A2" office:value-type="string">
            <text:p text:style-name="Snippet">Object .new</text:p>
          </table:table-cell>
          <table:table-cell table:style-name="Table94.B2" office:value-type="string">
            <text:p text:style-name="P16">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14453284"/>.parent_class<text:alphabetical-index-mark-end text:id="IMark114453284"/>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4">Code</text:p>
          </table:table-cell>
          <table:table-cell table:style-name="Table95.B2" office:value-type="string">
            <text:p text:style-name="P1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6">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6">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14453284"/>.subclass:<text:alphabetical-index-mark-end text:id="IMark114453284"/>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4">Code</text:p>
          </table:table-cell>
          <table:table-cell table:style-name="Table96.B2" office:value-type="string">
            <text:p text:style-name="P1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6">(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6">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14453284"/>.to_s<text:alphabetical-index-mark-end text:id="IMark114453284"/>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4">Code</text:p>
          </table:table-cell>
          <table:table-cell table:style-name="Table97.B2" office:value-type="string">
            <text:p text:style-name="P14">Result</text:p>
          </table:table-cell>
        </table:table-row>
        <table:table-row table:style-name="Table97.1">
          <table:table-cell table:style-name="Table97.A2" office:value-type="string">
            <text:p text:style-name="Snippet">Object .to_s</text:p>
          </table:table-cell>
          <table:table-cell table:style-name="Table97.B2" office:value-type="string">
            <text:p text:style-name="P16">“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6">“MyClass”</text:p>
          </table:table-cell>
        </table:table-row>
      </table:table>
      <text:p text:style-name="Text_20_body"/>
      <text:h text:style-name="Heading_20_2" text:outline-level="2"><text:alphabetical-index-mark-start text:id="IMark125348060"/>Commands<text:alphabetical-index-mark-end text:id="IMark125348060"/></text:h>
      <text:p text:style-name="Text_20_body">The following are also methods, however, they are designed primarily for interacting directly with the operator in the form of commands. Commands are distinguished by the leading “)” in their name<text:note text:id="ftn49" text:note-class="footnote"><text:note-citation>4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14453284"/>)methods<text:alphabetical-index-mark-end text:id="IMark114453284"/>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4">Code</text:p>
          </table:table-cell>
          <table:table-cell table:style-name="Table98.B2" office:value-type="string">
            <text:p text:style-name="P14">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6">(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14453284"/>)stubs<text:alphabetical-index-mark-end text:id="IMark114453284"/> []</text:h>
            <text:p text:style-name="Text_20_body">Routing: TOS</text:p>
            <text:p text:style-name="P3">List the stub methods defined for this class. Stubs are place holder methods that serve one of two purposes:</text:p>
            <text:list xml:id="list3249574598022708234" text:style-name="L19">
              <text:list-item>
                <text:p text:style-name="P77">They are abstract methods in a base class that exist so that a sub-class may replace the stub with an actual method. The stub ensures that the compiler uses the correct routing when using the method.</text:p>
              </text:list-item>
              <text:list-item>
                <text:p text:style-name="P7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4">Code</text:p>
          </table:table-cell>
          <table:table-cell table:style-name="Table100.B2" office:value-type="string">
            <text:p text:style-name="P14">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6">(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25348060"/>Complex<text:alphabetical-index-mark-end text:id="IMark12534806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0" text:note-class="footnote"><text:note-citation>5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3">Literal<text:note text:id="ftn51" text:note-class="footnote"><text:note-citation>51</text:note-citation><text:note-body><text:p text:style-name="Footnote">No spaces are permitted within the literal.</text:p></text:note-body></text:note></text:p>
          </table:table-cell>
          <table:table-cell table:style-name="Table5.B1" office:value-type="string">
            <text:p text:style-name="P13">Value<text:note text:id="ftn52" text:note-class="footnote"><text:note-citation>5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2">0+7i</text:p>
          </table:table-cell>
        </table:table-row>
        <table:table-row>
          <table:table-cell table:style-name="Table5.A2" office:value-type="string">
            <text:p text:style-name="P22">-7i</text:p>
          </table:table-cell>
          <table:table-cell table:style-name="Table5.B2" office:value-type="string">
            <text:p text:style-name="P12">0-7i</text:p>
          </table:table-cell>
        </table:table-row>
        <table:table-row>
          <table:table-cell table:style-name="Table5.A2" office:value-type="string">
            <text:p text:style-name="P22">3.7i</text:p>
          </table:table-cell>
          <table:table-cell table:style-name="Table5.B2" office:value-type="string">
            <text:p text:style-name="P12">0+3.7i</text:p>
          </table:table-cell>
        </table:table-row>
        <table:table-row>
          <table:table-cell table:style-name="Table5.A2" office:value-type="string">
            <text:p text:style-name="P22">1/2i</text:p>
          </table:table-cell>
          <table:table-cell table:style-name="Table5.B2" office:value-type="string">
            <text:p text:style-name="P12">0+1/2i</text:p>
          </table:table-cell>
        </table:table-row>
        <table:table-row>
          <table:table-cell table:style-name="Table5.A2" office:value-type="string">
            <text:p text:style-name="P22">-3-7i</text:p>
          </table:table-cell>
          <table:table-cell table:style-name="Table5.B2" office:value-type="string">
            <text:p text:style-name="P12">-3-7i</text:p>
          </table:table-cell>
        </table:table-row>
        <table:table-row>
          <table:table-cell table:style-name="Table5.A2" office:value-type="string">
            <text:p text:style-name="P22">3+7i</text:p>
          </table:table-cell>
          <table:table-cell table:style-name="Table5.B2" office:value-type="string">
            <text:p text:style-name="P12">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25347532"/>.cbrt<text:alphabetical-index-mark-end text:id="IMark12534753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4">Code</text:p>
          </table:table-cell>
          <table:table-cell table:style-name="Table101.B2" office:value-type="string">
            <text:p text:style-name="P14">Result</text:p>
          </table:table-cell>
        </table:table-row>
        <table:table-row table:style-name="Table101.1">
          <table:table-cell table:style-name="Table101.A2" office:value-type="string">
            <text:p text:style-name="Snippet">8+0i .cbrt</text:p>
          </table:table-cell>
          <table:table-cell table:style-name="Table101.B2" office:value-type="string">
            <text:p text:style-name="P16">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25348204"/>.e**<text:alphabetical-index-mark-end text:id="IMark12534820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4">Code</text:p>
          </table:table-cell>
          <table:table-cell table:style-name="Table103.B2" office:value-type="string">
            <text:p text:style-name="P14">Result</text:p>
          </table:table-cell>
        </table:table-row>
        <table:table-row table:style-name="Table103.2">
          <table:table-cell table:style-name="Table103.A2" office:value-type="string">
            <text:p text:style-name="Snippet">1+1i .e**</text:p>
          </table:table-cell>
          <table:table-cell table:style-name="Table103.B2" office:value-type="string">
            <text:p text:style-name="P16">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25347532"/>.split<text:alphabetical-index-mark-end text:id="IMark1253475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4">Code</text:p>
          </table:table-cell>
          <table:table-cell table:style-name="Table19.B2" office:value-type="string">
            <text:p text:style-name="P14">Result</text:p>
          </table:table-cell>
        </table:table-row>
        <table:table-row table:style-name="Table19.1">
          <table:table-cell table:style-name="Table19.A2" office:value-type="string">
            <text:p text:style-name="Snippet">3+4i .split</text:p>
          </table:table-cell>
          <table:table-cell table:style-name="Table19.B2" office:value-type="string">
            <text:p text:style-name="P16">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25348204"/>.sqrt<text:alphabetical-index-mark-end text:id="IMark12534820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4">Code</text:p>
          </table:table-cell>
          <table:table-cell table:style-name="Table20.B2" office:value-type="string">
            <text:p text:style-name="P14">Result</text:p>
          </table:table-cell>
        </table:table-row>
        <table:table-row table:style-name="Table20.2">
          <table:table-cell table:style-name="Table20.A2" office:value-type="string">
            <text:p text:style-name="Snippet">2+2i .sqrt</text:p>
          </table:table-cell>
          <table:table-cell table:style-name="Table20.B2" office:value-type="string">
            <text:p text:style-name="P16">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25347148"/>FalseClass<text:alphabetical-index-mark-end text:id="IMark12534714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25348204"/>&amp;&amp;<text:alphabetical-index-mark-end text:id="IMark125348204"/>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4">Code</text:p>
          </table:table-cell>
          <table:table-cell table:style-name="Table92.B2" office:value-type="string">
            <text:p text:style-name="P14">Result</text:p>
          </table:table-cell>
        </table:table-row>
        <table:table-row table:style-name="Table92.2">
          <table:table-cell table:style-name="Table92.A2" office:value-type="string">
            <text:p text:style-name="Snippet"/>
          </table:table-cell>
          <table:table-cell table:style-name="Table92.B2" office:value-type="string">
            <text:p text:style-name="P16"/>
          </table:table-cell>
        </table:table-row>
      </table:table>
      <text:p text:style-name="Text_20_body"/>
      <table:table table:name="Table24" table:style-name="Table24">
        <table:table-column table:style-name="Table24.A"/>
        <table:table-column table:style-name="Table24.B"/>
        <table:table-row>
          <table:table-cell table:style-name="Table24.A1" table:number-columns-spanned="2" office:value-type="string">
            <text:h text:style-name="Heading_20_3" text:outline-level="3">[false object] <text:alphabetical-index-mark-start text:id="IMark125348204"/>^^<text:alphabetical-index-mark-end text:id="IMark125348204"/>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4">Code</text:p>
          </table:table-cell>
          <table:table-cell table:style-name="Table24.B2" office:value-type="string">
            <text:p text:style-name="P14">Result</text:p>
          </table:table-cell>
        </table:table-row>
        <table:table-row table:style-name="Table24.2">
          <table:table-cell table:style-name="Table24.A2" office:value-type="string">
            <text:p text:style-name="Snippet"/>
          </table:table-cell>
          <table:table-cell table:style-name="Table24.B2" office:value-type="string">
            <text:p text:style-name="P16"/>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25348204"/>||<text:alphabetical-index-mark-end text:id="IMark125348204"/>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4">Code</text:p>
          </table:table-cell>
          <table:table-cell table:style-name="Table25.B2" office:value-type="string">
            <text:p text:style-name="P14">Result</text:p>
          </table:table-cell>
        </table:table-row>
        <table:table-row table:style-name="Table25.2">
          <table:table-cell table:style-name="Table25.A2" office:value-type="string">
            <text:p text:style-name="Snippet"/>
          </table:table-cell>
          <table:table-cell table:style-name="Table25.B2" office:value-type="string">
            <text:p text:style-name="P16"/>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25347148"/>Float<text:alphabetical-index-mark-end text:id="IMark12534714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3" text:note-class="footnote"><text:note-citation>5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4" text:note-class="footnote"><text:note-citation>5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3">Literal<text:note text:id="ftn55" text:note-class="footnote"><text:note-citation>55</text:note-citation><text:note-body><text:p text:style-name="Footnote">No spaces are permitted within the literal.</text:p></text:note-body></text:note></text:p>
          </table:table-cell>
          <table:table-cell table:style-name="Table8.B1" office:value-type="string">
            <text:p text:style-name="P13">Value</text:p>
          </table:table-cell>
        </table:table-row>
        <table:table-row>
          <table:table-cell table:style-name="Table8.A2" office:value-type="string">
            <text:p text:style-name="P22">7.0</text:p>
          </table:table-cell>
          <table:table-cell table:style-name="Table8.B2" office:value-type="string">
            <text:p text:style-name="P12">7.0</text:p>
          </table:table-cell>
        </table:table-row>
        <table:table-row>
          <table:table-cell table:style-name="Table8.A2" office:value-type="string">
            <text:p text:style-name="P22">7.0E3</text:p>
          </table:table-cell>
          <table:table-cell table:style-name="Table8.B2" office:value-type="string">
            <text:p text:style-name="P12">7000.0</text:p>
          </table:table-cell>
        </table:table-row>
        <table:table-row>
          <table:table-cell table:style-name="Table8.A2" office:value-type="string">
            <text:p text:style-name="P22">7.0E-3</text:p>
          </table:table-cell>
          <table:table-cell table:style-name="Table8.B2" office:value-type="string">
            <text:p text:style-name="P12">0.007</text:p>
          </table:table-cell>
        </table:table-row>
        <table:table-row>
          <table:table-cell table:style-name="Table8.A2" office:value-type="string">
            <text:p text:style-name="P22">-7.0</text:p>
          </table:table-cell>
          <table:table-cell table:style-name="Table8.B2" office:value-type="string">
            <text:p text:style-name="P12">-7.0</text:p>
          </table:table-cell>
        </table:table-row>
        <table:table-row>
          <table:table-cell table:style-name="Table8.A2" office:value-type="string">
            <text:p text:style-name="P22">-7.0E3</text:p>
          </table:table-cell>
          <table:table-cell table:style-name="Table8.B2" office:value-type="string">
            <text:p text:style-name="P12">-7000.0</text:p>
          </table:table-cell>
        </table:table-row>
        <table:table-row>
          <table:table-cell table:style-name="Table8.A2" office:value-type="string">
            <text:p text:style-name="P22">-7.0E-3</text:p>
          </table:table-cell>
          <table:table-cell table:style-name="Table8.B2" office:value-type="string">
            <text:p text:style-name="P12">-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25346812"/>Hash<text:alphabetical-index-mark-end text:id="IMark12534681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25346812"/>InStream<text:alphabetical-index-mark-end text:id="IMark12534681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25346812"/>Integer<text:alphabetical-index-mark-end text:id="IMark12534681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6" text:note-class="footnote"><text:note-citation>5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7" text:note-class="footnote"><text:note-citation>5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3">Literal<text:note text:id="ftn58" text:note-class="footnote"><text:note-citation>58</text:note-citation><text:note-body><text:p text:style-name="Footnote">No spaces are permitted within the literal.</text:p></text:note-body></text:note></text:p>
          </table:table-cell>
          <table:table-cell table:style-name="Table7.B1" office:value-type="string">
            <text:p text:style-name="P13">Value</text:p>
          </table:table-cell>
        </table:table-row>
        <table:table-row>
          <table:table-cell table:style-name="Table7.A2" office:value-type="string">
            <text:p text:style-name="P22">7</text:p>
          </table:table-cell>
          <table:table-cell table:style-name="Table7.B2" office:value-type="string">
            <text:p text:style-name="P12">7</text:p>
          </table:table-cell>
        </table:table-row>
        <table:table-row>
          <table:table-cell table:style-name="Table7.A2" office:value-type="string">
            <text:p text:style-name="P22">-7</text:p>
          </table:table-cell>
          <table:table-cell table:style-name="Table7.B2" office:value-type="string">
            <text:p text:style-name="P12">-7</text:p>
          </table:table-cell>
        </table:table-row>
        <table:table-row>
          <table:table-cell table:style-name="Table7.A2" office:value-type="string">
            <text:p text:style-name="P22">445556678789933</text:p>
          </table:table-cell>
          <table:table-cell table:style-name="Table7.B2" office:value-type="string">
            <text:p text:style-name="P12">445556678789933</text:p>
          </table:table-cell>
        </table:table-row>
        <table:table-row>
          <table:table-cell table:style-name="Table7.A2" office:value-type="string">
            <text:p text:style-name="P22">0xff</text:p>
          </table:table-cell>
          <table:table-cell table:style-name="Table7.B2" office:value-type="string">
            <text:p text:style-name="P12">255</text:p>
          </table:table-cell>
        </table:table-row>
        <table:table-row>
          <table:table-cell table:style-name="Table7.A2" office:value-type="string">
            <text:p text:style-name="P22">0xffffffffff</text:p>
          </table:table-cell>
          <table:table-cell table:style-name="Table7.B2" office:value-type="string">
            <text:p text:style-name="P12">1099511627775</text:p>
          </table:table-cell>
        </table:table-row>
        <table:table-row>
          <table:table-cell table:style-name="Table7.A2" office:value-type="string">
            <text:p text:style-name="P22">0xDeadBeef</text:p>
          </table:table-cell>
          <table:table-cell table:style-name="Table7.B2" office:value-type="string">
            <text:p text:style-name="P12">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25346620"/><text:alphabetical-index-mark-start text:id="IMark125346236"/>MaxNumeric<text:alphabetical-index-mark-end text:id="IMark125346236"/><text:alphabetical-index-mark-end text:id="IMark12534662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25346620"/><text:alphabetical-index-mark-start text:id="IMark125346236"/>MinNumeric<text:alphabetical-index-mark-end text:id="IMark125346236"/><text:alphabetical-index-mark-end text:id="IMark12534662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25346620"/><text:alphabetical-index-mark-start text:id="IMark125346236"/><text:alphabetical-index-mark-start text:id="IMark125346476"/>NilClass<text:alphabetical-index-mark-end text:id="IMark125346476"/><text:alphabetical-index-mark-end text:id="IMark125346236"/><text:alphabetical-index-mark-end text:id="IMark12534662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25347004"/>&amp;&amp;<text:alphabetical-index-mark-end text:id="IMark125347004"/>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4">Code</text:p>
          </table:table-cell>
          <table:table-cell table:style-name="Table26.B2" office:value-type="string">
            <text:p text:style-name="P14">Result</text:p>
          </table:table-cell>
        </table:table-row>
        <table:table-row table:style-name="Table26.2">
          <table:table-cell table:style-name="Table26.A2" office:value-type="string">
            <text:p text:style-name="Snippet"/>
          </table:table-cell>
          <table:table-cell table:style-name="Table26.B2" office:value-type="string">
            <text:p text:style-name="P16"/>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25347004"/>^^<text:alphabetical-index-mark-end text:id="IMark125347004"/>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4">Code</text:p>
          </table:table-cell>
          <table:table-cell table:style-name="Table27.B2" office:value-type="string">
            <text:p text:style-name="P14">Result</text:p>
          </table:table-cell>
        </table:table-row>
        <table:table-row table:style-name="Table27.2">
          <table:table-cell table:style-name="Table27.A2" office:value-type="string">
            <text:p text:style-name="Snippet"/>
          </table:table-cell>
          <table:table-cell table:style-name="Table27.B2" office:value-type="string">
            <text:p text:style-name="P16"/>
          </table:table-cell>
        </table:table-row>
      </table:table>
      <text:p text:style-name="Text_20_body"/>
      <table:table table:name="Table28" table:style-name="Table28">
        <table:table-column table:style-name="Table28.A"/>
        <table:table-column table:style-name="Table28.B"/>
        <table:table-row>
          <table:table-cell table:style-name="Table28.A1" table:number-columns-spanned="2" office:value-type="string">
            <text:h text:style-name="Heading_20_3" text:outline-level="3">[nil object] <text:alphabetical-index-mark-start text:id="IMark125347004"/>||<text:alphabetical-index-mark-end text:id="IMark125347004"/>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4">Code</text:p>
          </table:table-cell>
          <table:table-cell table:style-name="Table28.B2" office:value-type="string">
            <text:p text:style-name="P14">Result</text:p>
          </table:table-cell>
        </table:table-row>
        <table:table-row table:style-name="Table28.2">
          <table:table-cell table:style-name="Table28.A2" office:value-type="string">
            <text:p text:style-name="Snippet"/>
          </table:table-cell>
          <table:table-cell table:style-name="Table28.B2" office:value-type="string">
            <text:p text:style-name="P16"/>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25346620"/>Numeric<text:alphabetical-index-mark-end text:id="IMark12534662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25346620"/>Object<text:alphabetical-index-mark-end text:id="IMark125346620"/></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25347004"/>&amp;&amp;<text:alphabetical-index-mark-end text:id="IMark125347004"/>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4">Code</text:p>
          </table:table-cell>
          <table:table-cell table:style-name="Table29.B2" office:value-type="string">
            <text:p text:style-name="P14">Result</text:p>
          </table:table-cell>
        </table:table-row>
        <table:table-row table:style-name="Table29.2">
          <table:table-cell table:style-name="Table29.A2" office:value-type="string">
            <text:p text:style-name="Snippet"/>
          </table:table-cell>
          <table:table-cell table:style-name="Table29.B2" office:value-type="string">
            <text:p text:style-name="P16"/>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25347004"/>)methods<text:alphabetical-index-mark-end text:id="IMark12534700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4">Code</text:p>
          </table:table-cell>
          <table:table-cell table:style-name="Table10.B2" office:value-type="string">
            <text:p text:style-name="P14">Result</text:p>
          </table:table-cell>
        </table:table-row>
        <table:table-row table:style-name="Table10.2">
          <table:table-cell table:style-name="Table10.A2" office:value-type="string">
            <text:p text:style-name="Snippet"/>
          </table:table-cell>
          <table:table-cell table:style-name="Table10.B2" office:value-type="string">
            <text:p text:style-name="P16"/>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25347004"/>.<text:alphabetical-index-mark-end text:id="IMark125347004"/>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4">Code</text:p>
          </table:table-cell>
          <table:table-cell table:style-name="Table11.B2" office:value-type="string">
            <text:p text:style-name="P14">Result</text:p>
          </table:table-cell>
        </table:table-row>
        <table:table-row table:style-name="Table11.2">
          <table:table-cell table:style-name="Table11.A2" office:value-type="string">
            <text:p text:style-name="Snippet"/>
          </table:table-cell>
          <table:table-cell table:style-name="Table11.B2" office:value-type="string">
            <text:p text:style-name="P16"/>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25347004"/>.class<text:alphabetical-index-mark-end text:id="IMark125347004"/> [a_class]</text:h>
            <text:p text:style-name="P16"><text:span text:style-name="T1">Routing:</text:span> TOS.</text:p>
            <text:p text:style-name="P16">Get the class of the receiver object.</text:p>
          </table:table-cell>
          <table:covered-table-cell/>
        </table:table-row>
        <table:table-row table:style-name="Table12.2">
          <table:table-cell table:style-name="Table12.A2" office:value-type="string">
            <text:p text:style-name="P14">Code</text:p>
          </table:table-cell>
          <table:table-cell table:style-name="Table12.B2" office:value-type="string">
            <text:p text:style-name="P14">Result</text:p>
          </table:table-cell>
        </table:table-row>
        <table:table-row table:style-name="Table12.2">
          <table:table-cell table:style-name="Table12.A2" office:value-type="string">
            <text:p text:style-name="Snippet"/>
          </table:table-cell>
          <table:table-cell table:style-name="Table12.B2" office:value-type="string">
            <text:p text:style-name="P16"/>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25347004"/>.clone<text:alphabetical-index-mark-end text:id="IMark12534700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4">Code</text:p>
          </table:table-cell>
          <table:table-cell table:style-name="Table14.B2" office:value-type="string">
            <text:p text:style-name="P14">Result</text:p>
          </table:table-cell>
        </table:table-row>
        <table:table-row table:style-name="Table14.1">
          <table:table-cell table:style-name="Table14.A2" office:value-type="string">
            <text:p text:style-name="Snippet"/>
          </table:table-cell>
          <table:table-cell table:style-name="Table14.B2" office:value-type="string">
            <text:p text:style-name="P16"/>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25347004"/>.copy<text:alphabetical-index-mark-end text:id="IMark12534700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4">Code</text:p>
          </table:table-cell>
          <table:table-cell table:style-name="Table15.B2" office:value-type="string">
            <text:p text:style-name="P14">Result</text:p>
          </table:table-cell>
        </table:table-row>
        <table:table-row table:style-name="Table15.2">
          <table:table-cell table:style-name="Table15.A2" office:value-type="string">
            <text:p text:style-name="Snippet"/>
          </table:table-cell>
          <table:table-cell table:style-name="Table15.B2" office:value-type="string">
            <text:p text:style-name="P16"/>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25347004"/>.init<text:alphabetical-index-mark-end text:id="IMark12534700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4">Code</text:p>
          </table:table-cell>
          <table:table-cell table:style-name="Table16.B2" office:value-type="string">
            <text:p text:style-name="P14">Result</text:p>
          </table:table-cell>
        </table:table-row>
        <table:table-row table:style-name="Table16.2">
          <table:table-cell table:style-name="Table16.A2" office:value-type="string">
            <text:p text:style-name="Snippet"/>
          </table:table-cell>
          <table:table-cell table:style-name="Table16.B2" office:value-type="string">
            <text:p text:style-name="P16"/>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25347004"/>.is_class?<text:alphabetical-index-mark-end text:id="IMark125347004"/>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4">Code</text:p>
          </table:table-cell>
          <table:table-cell table:style-name="Table17.B2" office:value-type="string">
            <text:p text:style-name="P14">Result</text:p>
          </table:table-cell>
        </table:table-row>
        <table:table-row table:style-name="Table17.2">
          <table:table-cell table:style-name="Table17.A2" office:value-type="string">
            <text:p text:style-name="Snippet"/>
          </table:table-cell>
          <table:table-cell table:style-name="Table17.B2" office:value-type="string">
            <text:p text:style-name="P16"/>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25347004"/>.name<text:alphabetical-index-mark-end text:id="IMark12534700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4">Code</text:p>
          </table:table-cell>
          <table:table-cell table:style-name="Table30.B2" office:value-type="string">
            <text:p text:style-name="P14">Result</text:p>
          </table:table-cell>
        </table:table-row>
        <table:table-row>
          <table:table-cell table:style-name="Table30.A2" office:value-type="string">
            <text:p text:style-name="Snippet">Object .name</text:p>
          </table:table-cell>
          <table:table-cell table:style-name="Table30.B2" office:value-type="string">
            <text:p text:style-name="P16">“Object”</text:p>
          </table:table-cell>
        </table:table-row>
        <table:table-row>
          <table:table-cell table:style-name="Table30.A2" office:value-type="string">
            <text:p text:style-name="Snippet">100 .name</text:p>
          </table:table-cell>
          <table:table-cell table:style-name="Table30.B2" office:value-type="string">
            <text:p text:style-name="P16">“Fixnum instance”</text:p>
          </table:table-cell>
        </table:table-row>
        <table:table-row>
          <table:table-cell table:style-name="Table30.A2" office:value-type="string">
            <text:p text:style-name="Snippet">vm .name</text:p>
          </table:table-cell>
          <table:table-cell table:style-name="Table30.B2" office:value-type="string">
            <text:p text:style-name="P16">“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25347004"/>.strlen<text:alphabetical-index-mark-end text:id="IMark12534700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4">Code</text:p>
          </table:table-cell>
          <table:table-cell table:style-name="Table31.B2" office:value-type="string">
            <text:p text:style-name="P14">Result</text:p>
          </table:table-cell>
        </table:table-row>
        <table:table-row>
          <table:table-cell table:style-name="Table31.A3" office:value-type="string">
            <text:p text:style-name="Snippet">"ABCD" .strlen </text:p>
          </table:table-cell>
          <table:table-cell table:style-name="Table31.A1" office:value-type="string">
            <text:p text:style-name="P16">4</text:p>
          </table:table-cell>
        </table:table-row>
        <table:table-row>
          <table:table-cell table:style-name="Table31.A3" office:value-type="string">
            <text:p text:style-name="Snippet">100 .strlen </text:p>
          </table:table-cell>
          <table:table-cell table:style-name="Table31.B4" office:value-type="string">
            <text:p text:style-name="P16">3</text:p>
          </table:table-cell>
        </table:table-row>
        <table:table-row>
          <table:table-cell table:style-name="Table31.A5" office:value-type="string">
            <text:p text:style-name="Snippet">Object .strlen </text:p>
          </table:table-cell>
          <table:table-cell table:style-name="Table31.A1" office:value-type="string">
            <text:p text:style-name="P16">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25347004"/>.to_f<text:alphabetical-index-mark-end text:id="IMark12534700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4">Code</text:p>
          </table:table-cell>
          <table:table-cell table:style-name="Table32.B2" office:value-type="string">
            <text:p text:style-name="P14">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25347004"/>.to_f!<text:alphabetical-index-mark-end text:id="IMark12534700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4">Code</text:p>
          </table:table-cell>
          <table:table-cell table:style-name="Table33.B2" office:value-type="string">
            <text:p text:style-name="P14">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25347004"/>.to_i<text:alphabetical-index-mark-end text:id="IMark12534700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4">Code</text:p>
          </table:table-cell>
          <table:table-cell table:style-name="Table34.B2" office:value-type="string">
            <text:p text:style-name="P14">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25347004"/>.to_i!<text:alphabetical-index-mark-end text:id="IMark125347004"/>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4">Code</text:p>
          </table:table-cell>
          <table:table-cell table:style-name="Table35.B2" office:value-type="string">
            <text:p text:style-name="P14">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25347004"/>.to_n<text:alphabetical-index-mark-end text:id="IMark12534700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4">Code</text:p>
          </table:table-cell>
          <table:table-cell table:style-name="Table36.B2" office:value-type="string">
            <text:p text:style-name="P14">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25347004"/>.to_n!<text:alphabetical-index-mark-end text:id="IMark12534700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4">Code</text:p>
          </table:table-cell>
          <table:table-cell table:style-name="Table37.B2" office:value-type="string">
            <text:p text:style-name="P14">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25347004"/>.to_r<text:alphabetical-index-mark-end text:id="IMark12534700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4">Code</text:p>
          </table:table-cell>
          <table:table-cell table:style-name="Table38.B2" office:value-type="string">
            <text:p text:style-name="P14">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25347004"/>.to_r!<text:alphabetical-index-mark-end text:id="IMark12534700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4">Code</text:p>
          </table:table-cell>
          <table:table-cell table:style-name="Table39.B2" office:value-type="string">
            <text:p text:style-name="P14">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25347004"/>.to_s<text:alphabetical-index-mark-end text:id="IMark12534700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4">Code</text:p>
          </table:table-cell>
          <table:table-cell table:style-name="Table40.B2" office:value-type="string">
            <text:p text:style-name="P14">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25347004"/>.to_x<text:alphabetical-index-mark-end text:id="IMark12534700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4">Code</text:p>
          </table:table-cell>
          <table:table-cell table:style-name="Table41.B2" office:value-type="string">
            <text:p text:style-name="P14">Result</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5.2 .to_x</text:p>
          </table:table-cell>
          <table:table-cell table:style-name="Table41.B2" office:value-type="string">
            <text:p text:style-name="P16">5.2+0i</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1+2i .to_x</text:p>
          </table:table-cell>
          <table:table-cell table:style-name="Table41.B2" office:value-type="string">
            <text:p text:style-name="P16">1+2i</text:p>
          </table:table-cell>
        </table:table-row>
        <table:table-row>
          <table:table-cell table:style-name="Table41.A2" office:value-type="string">
            <text:p text:style-name="Snippet">“apple” .to_x</text:p>
          </table:table-cell>
          <table:table-cell table:style-name="Table41.B2" office:value-type="string">
            <text:p text:style-name="P16">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25347004"/>.to_x!<text:alphabetical-index-mark-end text:id="IMark12534700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4">Code</text:p>
          </table:table-cell>
          <table:table-cell table:style-name="Table42.B2" office:value-type="string">
            <text:p text:style-name="P14">Result</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5.2 .to_x!</text:p>
          </table:table-cell>
          <table:table-cell table:style-name="Table42.B2" office:value-type="string">
            <text:p text:style-name="P16">5.2+0i</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1+2i .to_x!</text:p>
          </table:table-cell>
          <table:table-cell table:style-name="Table42.B2" office:value-type="string">
            <text:p text:style-name="P16">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25347004"/>&lt;&gt;<text:alphabetical-index-mark-end text:id="IMark125347004"/>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4">Code</text:p>
          </table:table-cell>
          <table:table-cell table:style-name="Table23.B2" office:value-type="string">
            <text:p text:style-name="P14">Result</text:p>
          </table:table-cell>
        </table:table-row>
        <table:table-row table:style-name="Table23.2">
          <table:table-cell table:style-name="Table23.A2" office:value-type="string">
            <text:p text:style-name="Snippet"/>
          </table:table-cell>
          <table:table-cell table:style-name="Table23.B2" office:value-type="string">
            <text:p text:style-name="P16"/>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25347004"/>=<text:alphabetical-index-mark-end text:id="IMark125347004"/>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4">Code</text:p>
          </table:table-cell>
          <table:table-cell table:style-name="Table43.B2" office:value-type="string">
            <text:p text:style-name="P14">Result</text:p>
          </table:table-cell>
        </table:table-row>
        <table:table-row table:style-name="Table43.2">
          <table:table-cell table:style-name="Table43.A2" office:value-type="string">
            <text:p text:style-name="Snippet"/>
          </table:table-cell>
          <table:table-cell table:style-name="Table43.B2" office:value-type="string">
            <text:p text:style-name="P16"/>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25347004"/>^^<text:alphabetical-index-mark-end text:id="IMark12534700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4">Code</text:p>
          </table:table-cell>
          <table:table-cell table:style-name="Table44.B2" office:value-type="string">
            <text:p text:style-name="P14">Result</text:p>
          </table:table-cell>
        </table:table-row>
        <table:table-row table:style-name="Table44.2">
          <table:table-cell table:style-name="Table44.A2" office:value-type="string">
            <text:p text:style-name="Snippet"/>
          </table:table-cell>
          <table:table-cell table:style-name="Table44.B2" office:value-type="string">
            <text:p text:style-name="P16"/>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25347004"/>distinct?<text:alphabetical-index-mark-end text:id="IMark12534700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4">Code</text:p>
          </table:table-cell>
          <table:table-cell table:style-name="Table46.B2" office:value-type="string">
            <text:p text:style-name="P1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6">true</text:p>
          </table:table-cell>
        </table:table-row>
        <table:table-row table:style-name="Table46.1">
          <table:table-cell table:style-name="Table46.A2" office:value-type="string">
            <text:p text:style-name="Snippet">4 4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6">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6">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25347004"/>identical?<text:alphabetical-index-mark-end text:id="IMark12534700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4">Code</text:p>
          </table:table-cell>
          <table:table-cell table:style-name="Table47.B2" office:value-type="string">
            <text:p text:style-name="P1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6">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6">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6">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6">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6">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25347004"/>max<text:alphabetical-index-mark-end text:id="IMark12534700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4">Code</text:p>
          </table:table-cell>
          <table:table-cell table:style-name="Table48.B2" office:value-type="string">
            <text:p text:style-name="P14">Result</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2 max</text:p>
          </table:table-cell>
          <table:table-cell table:style-name="Table48.B2" office:value-type="string">
            <text:p text:style-name="P16">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25347004"/>min<text:alphabetical-index-mark-end text:id="IMark1253470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4">Code</text:p>
          </table:table-cell>
          <table:table-cell table:style-name="Table49.B2" office:value-type="string">
            <text:p text:style-name="P14">Result</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2 min</text:p>
          </table:table-cell>
          <table:table-cell table:style-name="Table49.B2" office:value-type="string">
            <text:p text:style-name="P16">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25347004"/>nil&lt;&gt;<text:alphabetical-index-mark-end text:id="IMark125347004"/>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4">Code</text:p>
          </table:table-cell>
          <table:table-cell table:style-name="Table45.B2" office:value-type="string">
            <text:p text:style-name="P14">Result</text:p>
          </table:table-cell>
        </table:table-row>
        <table:table-row table:style-name="Table45.2">
          <table:table-cell table:style-name="Table45.A2" office:value-type="string">
            <text:p text:style-name="Snippet"/>
          </table:table-cell>
          <table:table-cell table:style-name="Table45.B2" office:value-type="string">
            <text:p text:style-name="P16"/>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25347004"/>nil=<text:alphabetical-index-mark-end text:id="IMark1253470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4">Code</text:p>
          </table:table-cell>
          <table:table-cell table:style-name="Table50.B2" office:value-type="string">
            <text:p text:style-name="P14">Result</text:p>
          </table:table-cell>
        </table:table-row>
        <table:table-row table:style-name="Table50.2">
          <table:table-cell table:style-name="Table50.A2" office:value-type="string">
            <text:p text:style-name="Snippet"/>
          </table:table-cell>
          <table:table-cell table:style-name="Table50.B2" office:value-type="string">
            <text:p text:style-name="P16"/>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25347004"/>not<text:alphabetical-index-mark-end text:id="IMark1253470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4">Code</text:p>
          </table:table-cell>
          <table:table-cell table:style-name="Table51.B2" office:value-type="string">
            <text:p text:style-name="P14">Result</text:p>
          </table:table-cell>
        </table:table-row>
        <table:table-row table:style-name="Table51.2">
          <table:table-cell table:style-name="Table51.A2" office:value-type="string">
            <text:p text:style-name="Snippet"/>
          </table:table-cell>
          <table:table-cell table:style-name="Table51.B2" office:value-type="string">
            <text:p text:style-name="P16"/>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25347004"/>||<text:alphabetical-index-mark-end text:id="IMark125347004"/>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4">Code</text:p>
          </table:table-cell>
          <table:table-cell table:style-name="Table52.B2" office:value-type="string">
            <text:p text:style-name="P14">Result</text:p>
          </table:table-cell>
        </table:table-row>
        <table:table-row table:style-name="Table52.1">
          <table:table-cell table:style-name="Table52.A2" office:value-type="string">
            <text:p text:style-name="Snippet"/>
          </table:table-cell>
          <table:table-cell table:style-name="Table52.B2" office:value-type="string">
            <text:p text:style-name="P16"/>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25346620"/>OutStream<text:alphabetical-index-mark-end text:id="IMark12534662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25346620"/>Procedure<text:alphabetical-index-mark-end text:id="IMark12534662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25346620"/>Queue<text:alphabetical-index-mark-end text:id="IMark12534662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25346620"/>Rational<text:alphabetical-index-mark-end text:id="IMark12534662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9" text:note-class="footnote"><text:note-citation>5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3">Literal<text:note text:id="ftn60" text:note-class="footnote"><text:note-citation>60</text:note-citation><text:note-body><text:p text:style-name="Footnote">No spaces are permitted within the literal.</text:p></text:note-body></text:note></text:p>
          </table:table-cell>
          <table:table-cell table:style-name="Table6.B1" office:value-type="string">
            <text:p text:style-name="P13">Value<text:note text:id="ftn61" text:note-class="footnote"><text:note-citation>6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2">1/2</text:p>
          </table:table-cell>
        </table:table-row>
        <table:table-row>
          <table:table-cell table:style-name="Table6.A2" office:value-type="string">
            <text:p text:style-name="P22">1.2/3</text:p>
          </table:table-cell>
          <table:table-cell table:style-name="Table6.B2" office:value-type="string">
            <text:p text:style-name="P1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25346572"/>.split<text:alphabetical-index-mark-end text:id="IMark12534657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4">Code</text:p>
          </table:table-cell>
          <table:table-cell table:style-name="Table18.B2" office:value-type="string">
            <text:p text:style-name="P14">Result</text:p>
          </table:table-cell>
        </table:table-row>
        <table:table-row table:style-name="Table18.1">
          <table:table-cell table:style-name="Table18.A2" office:value-type="string">
            <text:p text:style-name="P16">1/2 .split</text:p>
          </table:table-cell>
          <table:table-cell table:style-name="Table18.B2" office:value-type="string">
            <text:p text:style-name="P16">1 <text:s/>2</text:p>
          </table:table-cell>
        </table:table-row>
        <table:table-row table:style-name="Table18.1">
          <table:table-cell table:style-name="Table18.A2" office:value-type="string">
            <text:p text:style-name="P16">3/4 .split</text:p>
          </table:table-cell>
          <table:table-cell table:style-name="Table18.B2" office:value-type="string">
            <text:p text:style-name="P16">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25346428"/>Stack<text:alphabetical-index-mark-end text:id="IMark12534642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25346428"/>String<text:alphabetical-index-mark-end text:id="IMark12534642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25346428"/>Thread<text:alphabetical-index-mark-end text:id="IMark12534642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25346428"/><text:alphabetical-index-mark-start text:id="IMark125348252"/><text:alphabetical-index-mark-start text:id="IMark125348684"/>TrueClass<text:alphabetical-index-mark-end text:id="IMark125348684"/><text:alphabetical-index-mark-end text:id="IMark125348252"/><text:alphabetical-index-mark-end text:id="IMark12534642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6"/>
      <text:h text:style-name="Heading_20_1" text:outline-level="1"><text:alphabetical-index-mark-start text:id="IMark125346428"/>VirtualMachine<text:alphabetical-index-mark-end text:id="IMark12534642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25346572"/>.:<text:alphabetical-index-mark-end text:id="IMark125346572"/>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6">(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6">(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6">(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57">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57">(Creates a method with an embedded string.</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57">F13: Creating a string method twiddle" on a Object</text:p>
          </table:table-cell>
        </table:table-row>
        <table:table-row table:style-name="Table53.1">
          <table:table-cell table:style-name="Table53.A9"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25346572"/>super<text:alphabetical-index-mark-end text:id="IMark125346572"/>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2" office:value-type="string">
            <text:p text:style-name="P16">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2" office:value-type="string">
            <text:p text:style-name="P23">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25346572"/>val:<text:alphabetical-index-mark-end text:id="IMark125346572"/>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ext:soft-page-break/>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6">(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25346572"/>var:<text:alphabetical-index-mark-end text:id="IMark125346572"/>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6">(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25346572"/>val@:<text:alphabetical-index-mark-end text:id="IMark12534657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4">Code</text:p>
          </table:table-cell>
          <table:table-cell table:style-name="Table53.C2" table:number-columns-spanned="2" office:value-type="string">
            <text:p text:style-name="P14">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6">(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25346572"/>var@:<text:alphabetical-index-mark-end text:id="IMark12534657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4">Code</text:p>
          </table:table-cell>
          <table:table-cell table:style-name="Table53.C2" table:number-columns-spanned="2" office:value-type="string">
            <text:p text:style-name="P14">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6">(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25346572"/>;<text:alphabetical-index-mark-end text:id="IMark125346572"/>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25346572"/>.::<text:alphabetical-index-mark-end text:id="IMark125346572"/>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1"/>
          </table:table-cell>
        </table:table-row>
        <table:table-row table:style-name="Table13.1">
          <table:table-cell table:style-name="Table13.A2" office:value-type="string">
            <text:h text:style-name="Heading_20_4" text:outline-level="4">Local Methods: </text:h>
          </table:table-cell>
        </table:table-row>
        <text:soft-page-break/>
        <table:table-row table:style-name="Table13.1">
          <table:table-cell table:style-name="Table13.A2" office:value-type="string">
            <text:h text:style-name="Heading_20_4" text:outline-level="4">[initial value] <text:alphabetical-index-mark-start text:id="IMark125346572"/>inst:<text:alphabetical-index-mark-end text:id="IMark12534657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25346572"/>local:<text:alphabetical-index-mark-end text:id="IMark12534657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25346572"/>super<text:alphabetical-index-mark-end text:id="IMark12534657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25346572"/>;<text:alphabetical-index-mark-end text:id="IMark12534657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p>
      <text:p text:style-name="Text_20_body">?dup</text:p>
      <text:p text:style-name="Text_20_body"><text:soft-page-break/>[</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25346428"/>Commands<text:alphabetical-index-mark-end text:id="IMark12534642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25346428"/>)entries<text:alphabetical-index-mark-end text:id="IMark125346428"/>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2" text:note-class="footnote"><text:note-citation>6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3">Expression Character</text:p>
          </table:table-cell>
          <table:table-cell table:style-name="Table4.B1" office:value-type="string">
            <text:p text:style-name="P14">Description</text:p>
          </table:table-cell>
        </table:table-row>
        <table:table-row>
          <table:table-cell table:style-name="Table4.A2" office:value-type="string">
            <text:p text:style-name="P18">.</text:p>
          </table:table-cell>
          <table:table-cell table:style-name="Table4.B2" office:value-type="string">
            <text:p text:style-name="P16">Any character except newline</text:p>
          </table:table-cell>
        </table:table-row>
        <table:table-row>
          <table:table-cell table:style-name="Table4.A2" office:value-type="string">
            <text:p text:style-name="P18">[A-Z]</text:p>
          </table:table-cell>
          <table:table-cell table:style-name="Table4.B2" office:value-type="string">
            <text:p text:style-name="P16">Any uppercase alphabetical character.</text:p>
          </table:table-cell>
        </table:table-row>
        <table:table-row>
          <table:table-cell table:style-name="Table4.A2" office:value-type="string">
            <text:p text:style-name="P18">[A-Za-z0-9_]</text:p>
          </table:table-cell>
          <table:table-cell table:style-name="Table4.B2" office:value-type="string">
            <text:p text:style-name="P16">Any alphanumeric or underscore character.</text:p>
          </table:table-cell>
        </table:table-row>
        <table:table-row>
          <table:table-cell table:style-name="Table4.A2" office:value-type="string">
            <text:p text:style-name="P18">\.</text:p>
          </table:table-cell>
          <table:table-cell table:style-name="Table4.B2" office:value-type="string">
            <text:p text:style-name="P16">A single '.' character.</text:p>
          </table:table-cell>
        </table:table-row>
        <table:table-row>
          <table:table-cell table:style-name="Table4.A2" office:value-type="string">
            <text:p text:style-name="P18">\/</text:p>
          </table:table-cell>
          <table:table-cell table:style-name="Table4.B2" office:value-type="string">
            <text:p text:style-name="P16">A single '/' character</text:p>
          </table:table-cell>
        </table:table-row>
        <table:table-row>
          <table:table-cell table:style-name="Table4.A2" office:value-type="string">
            <text:p text:style-name="P18">\$</text:p>
          </table:table-cell>
          <table:table-cell table:style-name="Table4.B2" office:value-type="string">
            <text:p text:style-name="P16">A single '$' character.</text:p>
          </table:table-cell>
        </table:table-row>
        <table:table-row>
          <table:table-cell table:style-name="Table4.A2" office:value-type="string">
            <text:p text:style-name="P18">\d</text:p>
          </table:table-cell>
          <table:table-cell table:style-name="Table4.B2" office:value-type="string">
            <text:p text:style-name="P16">A digit (0..9)</text:p>
          </table:table-cell>
        </table:table-row>
        <table:table-row>
          <table:table-cell table:style-name="Table4.A2" office:value-type="string">
            <text:p text:style-name="P18">X*</text:p>
          </table:table-cell>
          <table:table-cell table:style-name="Table4.B2" office:value-type="string">
            <text:p text:style-name="P16">0 or more repetitions of the X expression.</text:p>
          </table:table-cell>
        </table:table-row>
        <table:table-row>
          <table:table-cell table:style-name="Table4.A2" office:value-type="string">
            <text:p text:style-name="P18">X+</text:p>
          </table:table-cell>
          <table:table-cell table:style-name="Table4.B2" office:value-type="string">
            <text:p text:style-name="P16">1 or more repetitions of the X expression.</text:p>
          </table:table-cell>
        </table:table-row>
        <table:table-row>
          <table:table-cell table:style-name="Table4.A2" office:value-type="string">
            <text:p text:style-name="P18">^</text:p>
          </table:table-cell>
          <table:table-cell table:style-name="Table4.B2" office:value-type="string">
            <text:p text:style-name="P16">The beginning of the line or string.</text:p>
          </table:table-cell>
        </table:table-row>
        <table:table-row>
          <table:table-cell table:style-name="Table4.A2" office:value-type="string">
            <text:p text:style-name="P18">$</text:p>
          </table:table-cell>
          <table:table-cell table:style-name="Table4.B2" office:value-type="string">
            <text:p text:style-name="P16">The end of the line or string</text:p>
          </table:table-cell>
        </table:table-row>
        <table:table-row>
          <table:table-cell table:style-name="Table4.A2" office:value-type="string">
            <text:p text:style-name="P17">other</text:p>
          </table:table-cell>
          <table:table-cell table:style-name="Table4.B2" office:value-type="string">
            <text:p text:style-name="P16">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0">A</text:p>
          <text:p text:style-name="P59">again<text:tab/>24</text:p>
          <text:p text:style-name="P59">Archive<text:tab/>11</text:p>
          <text:p text:style-name="P59">Array<text:tab/>51</text:p>
          <text:p text:style-name="P60">B</text:p>
          <text:p text:style-name="P59">begin<text:tab/>23</text:p>
          <text:p text:style-name="P59">bounce<text:tab/>34, 36</text:p>
          <text:p text:style-name="P60">C</text:p>
          <text:p text:style-name="P59">catch<text:tab/>33, 36</text:p>
          <text:p text:style-name="P59">Class<text:tab/>62</text:p>
          <text:p text:style-name="P59">Classes<text:tab/>45</text:p>
          <text:p text:style-name="P59">Commands<text:tab/>63, 108</text:p>
          <text:p text:style-name="P59">Complex<text:tab/>65</text:p>
          <text:p text:style-name="P60">D</text:p>
          <text:p text:style-name="P59">Declarations<text:tab/>25</text:p>
          <text:p text:style-name="P59">Demo.rb<text:tab/>11</text:p>
          <text:p text:style-name="P59">distinct?<text:tab/>89</text:p>
          <text:p text:style-name="P59">do<text:tab/>22</text:p>
          <text:p text:style-name="P59">do_map_name<text:tab/>49</text:p>
          <text:p text:style-name="P59">drop<text:tab/>18</text:p>
          <text:p text:style-name="P59">Duck Typing<text:tab/>25</text:p>
          <text:p text:style-name="P59">dup<text:tab/>18</text:p>
          <text:p text:style-name="P60">E</text:p>
          <text:p text:style-name="P59">else<text:tab/>20</text:p>
          <text:p text:style-name="P60">F</text:p>
          <text:p text:style-name="P59">FalseClass<text:tab/>68</text:p>
          <text:p text:style-name="P59">finally<text:tab/>35p.</text:p>
          <text:p text:style-name="P59">Float<text:tab/>70</text:p>
          <text:p text:style-name="P60">H</text:p>
          <text:p text:style-name="P59">Hash<text:tab/>71</text:p>
          <text:p text:style-name="P60">I</text:p>
          <text:p text:style-name="P59">i<text:tab/>22</text:p>
          <text:p text:style-name="P59">identical?<text:tab/>89</text:p>
          <text:p text:style-name="P59">if<text:tab/>20</text:p>
          <text:p text:style-name="P59">Inheritance<text:tab/>46</text:p>
          <text:p text:style-name="P59">inst:<text:tab/>106</text:p>
          <text:p text:style-name="P59">InStream<text:tab/>72</text:p>
          <text:p text:style-name="P59">Integer<text:tab/>73</text:p>
          <text:p text:style-name="P60">J</text:p>
          <text:p text:style-name="P59">j<text:tab/>22</text:p>
          <text:p text:style-name="P60">L</text:p>
          <text:p text:style-name="P59">Late Binding<text:tab/>46</text:p>
          <text:p text:style-name="P59">local:<text:tab/>106</text:p>
          <text:p text:style-name="P59">loop<text:tab/>22</text:p>
          <text:p text:style-name="P60">M</text:p>
          <text:p text:style-name="P59">max<text:tab/>90</text:p>
          <text:p text:style-name="P59">MaxNumeric<text:tab/>75</text:p>
          <text:p text:style-name="P59">Method Mapping<text:tab/>47</text:p>
          <text:p text:style-name="P59">Methods<text:tab/>46</text:p>
          <text:p text:style-name="P59">min<text:tab/>90</text:p>
          <text:p text:style-name="P59">MinNumeric<text:tab/>76</text:p>
          <text:p text:style-name="P59">Mutation<text:tab/>27</text:p>
          <text:p text:style-name="P60">N</text:p>
          <text:p text:style-name="P59">nil&lt;&gt;<text:tab/>90</text:p>
          <text:p text:style-name="P59">nil=<text:tab/>91</text:p>
          <text:p text:style-name="P59">NilClass<text:tab/>77</text:p>
          <text:p text:style-name="P59">nip<text:tab/>18</text:p>
          <text:p text:style-name="P59">not<text:tab/>91</text:p>
          <text:p text:style-name="P59">Numeric<text:tab/>79</text:p>
          <text:p text:style-name="P60">O</text:p>
          <text:p text:style-name="P59">Object<text:tab/>82</text:p>
          <text:p text:style-name="P59">OutStream<text:tab/>92</text:p>
          <text:p text:style-name="P59">over<text:tab/>18</text:p>
          <text:p text:style-name="P60">P</text:p>
          <text:p text:style-name="P59">pick<text:tab/>18</text:p>
          <text:p text:style-name="P59">Polymorphism<text:tab/>46</text:p>
          <text:p text:style-name="P59">Procedure<text:tab/>94</text:p>
          <text:p text:style-name="P60">Q</text:p>
          <text:p text:style-name="P59">Queue<text:tab/>95</text:p>
          <text:p text:style-name="P60">R</text:p>
          <text:p text:style-name="P59">Rake<text:tab/>11</text:p>
          <text:p text:style-name="P59">Rational<text:tab/>96</text:p>
          <text:p text:style-name="P59">Referencing<text:tab/>26</text:p>
          <text:p text:style-name="P59">repeat<text:tab/>24</text:p>
          <text:p text:style-name="P59">Routing<text:tab/>48</text:p>
          <text:p text:style-name="P60">S</text:p>
          <text:p text:style-name="P59">Scoping<text:tab/>25</text:p>
          <text:p text:style-name="P59">Stack<text:tab/>98</text:p>
          <text:p text:style-name="P59">String<text:tab/>99</text:p>
          <text:p text:style-name="P59">super<text:tab/>104, 106</text:p>
          <text:p text:style-name="P59">swap<text:tab/>19</text:p>
          <text:p text:style-name="P59">switch<text:tab/>20</text:p>
          <text:p text:style-name="P59">SymbolMap<text:tab/>47</text:p>
          <text:p text:style-name="P60">T</text:p>
          <text:p text:style-name="P59">Testing<text:tab/>11</text:p>
          <text:p text:style-name="P59">Thanks<text:tab/>9</text:p>
          <text:p text:style-name="P59">then<text:tab/>20</text:p>
          <text:p text:style-name="P59">Thread<text:tab/>101</text:p>
          <text:p text:style-name="P59">throw"<text:tab/>37</text:p>
          <text:p text:style-name="P59">TrueClass<text:tab/>102</text:p>
          <text:p text:style-name="P59">try<text:tab/>33, 36</text:p>
          <text:p text:style-name="P59">tuck<text:tab/>19</text:p>
          <text:p text:style-name="P59">Typing<text:tab/>25</text:p>
          <text:p text:style-name="P60">U</text:p>
          <text:p text:style-name="P59">until<text:tab/>24</text:p>
          <text:p text:style-name="P60">V</text:p>
          <text:p text:style-name="P59">val:<text:tab/>25, 104</text:p>
          <text:p text:style-name="P59">val@:<text:tab/>26, 105</text:p>
          <text:p text:style-name="P59">val#:<text:tab/>26</text:p>
          <text:p text:style-name="P59">val$:<text:tab/>26</text:p>
          <text:p text:style-name="P59">var:<text:tab/>25, 105</text:p>
          <text:p text:style-name="P59">var@:<text:tab/>26, 105</text:p>
          <text:p text:style-name="P59">var#:<text:tab/>26</text:p>
          <text:p text:style-name="P59">var$:<text:tab/>26</text:p>
          <text:p text:style-name="P59">VirtualMachine<text:tab/>103</text:p>
          <text:p text:style-name="P60">X</text:p>
          <text:p text:style-name="P59">x<text:tab/>52</text:p>
          <text:p text:style-name="P60">^</text:p>
          <text:p text:style-name="P59">^^<text:tab/>68, 77, 89</text:p>
          <text:p text:style-name="P60">-</text:p>
          <text:p text:style-name="P59">-i<text:tab/>22</text:p>
          <text:p text:style-name="P59">-j<text:tab/>22</text:p>
          <text:p text:style-name="P60">;</text:p>
          <text:p text:style-name="P59">;<text:tab/>105p.</text:p>
          <text:p text:style-name="P60">:</text:p>
          <text:p text:style-name="P59">:<text:tab/>48</text:p>
          <text:p text:style-name="P60">!</text:p>
          <text:p text:style-name="P59">!<text:tab/>54</text:p>
          <text:p text:style-name="P60">?</text:p>
          <text:p text:style-name="P59">?"<text:tab/>34, 36</text:p>
          <text:p text:style-name="P60">.</text:p>
          <text:p text:style-name="P59">.<text:tab/>82</text:p>
          <text:p text:style-name="P59">.-left<text:tab/>55</text:p>
          <text:p text:style-name="P59">.-mid<text:tab/>56</text:p>
          <text:p text:style-name="P59">.-midlr<text:tab/>56</text:p>
          <text:p text:style-name="P59">.-right<text:tab/>56</text:p>
          <text:p text:style-name="P59">.:<text:tab/>48, 104</text:p>
          <text:p text:style-name="P59">.::<text:tab/>48, 105</text:p>
          <text:p text:style-name="P59">.[]!<text:tab/>56</text:p>
          <text:p text:style-name="P59">.[]@<text:tab/>57</text:p>
          <text:p text:style-name="P59">.+left<text:tab/>54</text:p>
          <text:p text:style-name="P59">.+mid<text:tab/>55</text:p>
          <text:p text:style-name="P59">.+midlr<text:tab/>55</text:p>
          <text:p text:style-name="P59">.+right<text:tab/>55</text:p>
          <text:p text:style-name="P59">.cbrt<text:tab/>66</text:p>
          <text:p text:style-name="P59">.class<text:tab/>83</text:p>
          <text:p text:style-name="P59">.clone<text:tab/>83</text:p>
          <text:p text:style-name="P59">.copy<text:tab/>83</text:p>
          <text:p text:style-name="P59">.e**<text:tab/>66</text:p>
          <text:p text:style-name="P59">.init<text:tab/>26, 84</text:p>
          <text:p text:style-name="P59">.is_class?<text:tab/>62, 84</text:p>
          <text:p text:style-name="P59">.left<text:tab/>57</text:p>
          <text:p text:style-name="P59">.length<text:tab/>57</text:p>
          <text:p text:style-name="P59">.max<text:tab/>58</text:p>
          <text:p text:style-name="P59">.mid<text:tab/>58</text:p>
          <text:p text:style-name="P59">.midlr<text:tab/>58</text:p>
          <text:p text:style-name="P59">.min<text:tab/>59</text:p>
          <text:p text:style-name="P59">.name<text:tab/>84</text:p>
          <text:p text:style-name="P59">.new<text:tab/>52, 62</text:p>
          <text:p text:style-name="P59">.new_size<text:tab/>53</text:p>
          <text:p text:style-name="P59">.new_value<text:tab/>53</text:p>
          <text:p text:style-name="P59">.new_values<text:tab/>53</text:p>
          <text:p text:style-name="P59">.new{<text:tab/>52</text:p>
          <text:p text:style-name="P59">.parent_class<text:tab/>63</text:p>
          <text:p text:style-name="P59">.pp<text:tab/>59</text:p>
          <text:p text:style-name="P59">.reverse<text:tab/>59</text:p>
          <text:p text:style-name="P59">.right<text:tab/>59</text:p>
          <text:p text:style-name="P59">.shuffle<text:tab/>60</text:p>
          <text:p text:style-name="P59">.sort<text:tab/>60</text:p>
          <text:p text:style-name="P59"><text:soft-page-break/>.split<text:tab/>66, 96</text:p>
          <text:p text:style-name="P59">.sqrt<text:tab/>66</text:p>
          <text:p text:style-name="P59">.strlen<text:tab/>84</text:p>
          <text:p text:style-name="P59">.strmax<text:tab/>60</text:p>
          <text:p text:style-name="P59">.subclass:<text:tab/>63</text:p>
          <text:p text:style-name="P59">.throw<text:tab/>37</text:p>
          <text:p text:style-name="P59">.to_f<text:tab/>85</text:p>
          <text:p text:style-name="P59">.to_f!<text:tab/>85</text:p>
          <text:p text:style-name="P59">.to_i<text:tab/>85</text:p>
          <text:p text:style-name="P59">.to_i!<text:tab/>85</text:p>
          <text:p text:style-name="P59">.to_n<text:tab/>86</text:p>
          <text:p text:style-name="P59">.to_n!<text:tab/>86</text:p>
          <text:p text:style-name="P59">.to_r<text:tab/>87</text:p>
          <text:p text:style-name="P59">.to_r!<text:tab/>87</text:p>
          <text:p text:style-name="P59">.to_s<text:tab/>63, 87</text:p>
          <text:p text:style-name="P59">.to_x<text:tab/>88</text:p>
          <text:p text:style-name="P59">.to_x!<text:tab/>88</text:p>
          <text:p text:style-name="P60">)</text:p>
          <text:p text:style-name="P59">)entries<text:tab/>110</text:p>
          <text:p text:style-name="P59">)methods<text:tab/>64, 82</text:p>
          <text:p text:style-name="P59">)stubs<text:tab/>64</text:p>
          <text:p text:style-name="P60">}</text:p>
          <text:p text:style-name="P59">}<text:tab/>52</text:p>
          <text:p text:style-name="P60">@</text:p>
          <text:p text:style-name="P59">@<text:tab/>61</text:p>
          <text:p text:style-name="P60">&amp;</text:p>
          <text:p text:style-name="P59">&amp;&amp;<text:tab/>68, 77, 82</text:p>
          <text:p text:style-name="P60">+</text:p>
          <text:p text:style-name="P59">+<text:tab/>54</text:p>
          <text:p text:style-name="P59">+loop<text:tab/>22</text:p>
          <text:p text:style-name="P60">&lt;</text:p>
          <text:p text:style-name="P59">&lt;&lt;<text:tab/>61</text:p>
          <text:p text:style-name="P59">&lt;&gt;<text:tab/>88</text:p>
          <text:p text:style-name="P60">=</text:p>
          <text:p text:style-name="P59">=<text:tab/>89</text:p>
          <text:p text:style-name="P60">|</text:p>
          <text:p text:style-name="P59">||<text:tab/>68, 77, 91</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6">[before] word [after] (h3)</text:p>
            <text:p text:style-name="Text_20_body">Routing:</text:p>
            <text:p text:style-name="P3">description</text:p>
          </table:table-cell>
          <table:covered-table-cell/>
        </table:table-row>
        <table:table-row table:style-name="Table58.1">
          <table:table-cell table:style-name="Table58.A2" office:value-type="string">
            <text:p text:style-name="P14">Code</text:p>
          </table:table-cell>
          <table:table-cell table:style-name="Table58.B2" office:value-type="string">
            <text:p text:style-name="P14">Result</text:p>
          </table:table-cell>
        </table:table-row>
        <table:table-row table:style-name="Table58.1">
          <table:table-cell table:style-name="Table58.A2" office:value-type="string">
            <text:p text:style-name="Snippet"/>
          </table:table-cell>
          <table:table-cell table:style-name="Table58.B2" office:value-type="string">
            <text:p text:style-name="P16"/>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6">[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4">Code</text:p>
          </table:table-cell>
          <table:table-cell table:style-name="Table61.B2" office:value-type="string">
            <text:p text:style-name="P14">Result</text:p>
          </table:table-cell>
        </table:table-row>
        <table:table-row table:style-name="Table61.2">
          <table:table-cell table:style-name="Table61.A2" office:value-type="string">
            <text:p text:style-name="Snippet"/>
          </table:table-cell>
          <table:table-cell table:style-name="Table61.B2" office:value-type="string">
            <text:p text:style-name="P16"/>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4">Code</text:p>
          </table:table-cell>
          <table:table-cell table:style-name="Table102.B1" office:value-type="string">
            <text:p text:style-name="P14">Result</text:p>
          </table:table-cell>
        </table:table-row>
        <table:table-row table:style-name="Table102.1">
          <table:table-cell table:style-name="Table102.A2" office:value-type="string">
            <text:p text:style-name="Snippet"/>
          </table:table-cell>
          <table:table-cell table:style-name="Table102.B2" office:value-type="string">
            <text:p text:style-name="P1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9</text:page-number> of <text:page-count>11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8H5M11S</meta:editing-duration>
    <meta:editing-cycles>1685</meta:editing-cycles>
    <meta:generator>OpenOffice/4.1.1$Win32 OpenOffice.org_project/411m6$Build-9775</meta:generator>
    <dc:date>2015-04-16T22:06:09.55</dc:date>
    <dc:creator>Peter Camilleri</dc:creator>
    <meta:printed-by>Peter Camilleri</meta:printed-by>
    <meta:print-date>2015-02-10T10:49:15.76</meta:print-date>
    <meta:document-statistic meta:table-count="102" meta:image-count="0" meta:object-count="0" meta:page-count="115" meta:paragraph-count="3650" meta:word-count="20408" meta:character-count="117973"/>
    <meta:template xlink:type="simple" xlink:actuate="onRequest" xlink:title="MyDefault" xlink:href="../../../../OpenOffice.org/3/user/template/MyDefault.ott" meta:date="2014-06-26T22:09:00.24"/>
  </office:meta>
</office:document-meta>
</file>